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ndale Mono'" style:font-family-generic="modern" style:font-pitch="fixed"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family="'Andale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5.08cm" svg:height="1.588cm" svg:x="1.905cm" svg:y="0.952cm">
          <text:p text:style-name="P1">websocket.ht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88cm" svg:x="1.905cm" svg:y="3.492cm">
          <text:p text:style-name="P1">websocket.j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rect draw:style-name="gr3" draw:text-style-name="P2" xml:id="id31" draw:id="id31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32" draw:id="id32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33" draw:id="id33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34" draw:id="id34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35" draw:id="id35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1" draw:id="id1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2" draw:id="id2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8" draw:id="id8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9" draw:id="id9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10" draw:id="id10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11" draw:id="id11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" draw:id="id3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12" draw:id="id12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13" draw:id="id13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14" draw:id="id14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15" draw:id="id15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16" draw:id="id16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20" draw:id="id20" draw:layer="layout" svg:width="3.81cm" svg:height="0.635cm" svg:x="22.225cm" svg:y="3.809cm">
          <text:p text:style-name="P1"><text:span text:style-name="T1">start</text:span></text:p>
        </draw:rect>
        <draw:rect draw:style-name="gr3" draw:text-style-name="P2" xml:id="id21" draw:id="id21" draw:layer="layout" svg:width="3.81cm" svg:height="0.635cm" svg:x="22.542cm" svg:y="18.732cm">
          <text:p text:style-name="P1"><text:span text:style-name="T1">T</text:span></text:p>
        </draw:rect>
        <draw:rect draw:style-name="gr3" draw:text-style-name="P2" xml:id="id22" draw:id="id22" draw:layer="layout" svg:width="3.81cm" svg:height="0.635cm" svg:x="22.542cm" svg:y="17.462cm">
          <text:p text:style-name="P1"><text:span text:style-name="T1">startFeed</text:span></text:p>
        </draw:rect>
        <draw:rect draw:style-name="gr3" draw:text-style-name="P2" xml:id="id23" draw:id="id23" draw:layer="layout" svg:width="3.81cm" svg:height="0.635cm" svg:x="22.225cm" svg:y="4.762cm">
          <text:p text:style-name="P1"><text:span text:style-name="T1">getBook</text:span></text:p>
        </draw:rect>
        <draw:rect draw:style-name="gr3" draw:text-style-name="P2" xml:id="id24" draw:id="id24" draw:layer="layout" svg:width="3.81cm" svg:height="0.635cm" svg:x="22.225cm" svg:y="5.715cm">
          <text:p text:style-name="P1"><text:span text:style-name="T1">syncBuffer</text:span></text:p>
        </draw:rect>
        <draw:rect draw:style-name="gr3" draw:text-style-name="P2" xml:id="id25" draw:id="id25" draw:layer="layout" svg:width="3.81cm" svg:height="0.635cm" svg:x="22.225cm" svg:y="6.667cm">
          <text:p text:style-name="P1"><text:span text:style-name="T1">stopSock</text:span></text:p>
        </draw:rect>
        <draw:rect draw:style-name="gr3" draw:text-style-name="P2" xml:id="id26" draw:id="id26" draw:layer="layout" svg:width="3.81cm" svg:height="0.635cm" svg:x="22.225cm" svg:y="7.62cm">
          <text:p text:style-name="P1"><text:span text:style-name="T1">getMom</text:span></text:p>
        </draw:rect>
        <draw:rect draw:style-name="gr3" draw:text-style-name="P2" xml:id="id27" draw:id="id27" draw:layer="layout" svg:width="3.81cm" svg:height="0.635cm" svg:x="22.225cm" svg:y="8.572cm">
          <text:p text:style-name="P1"><text:span text:style-name="T1">getOrders</text:span></text:p>
        </draw:rect>
        <draw:rect draw:style-name="gr3" draw:text-style-name="P2" xml:id="id28" draw:id="id28" draw:layer="layout" svg:width="3.81cm" svg:height="0.635cm" svg:x="22.225cm" svg:y="9.525cm">
          <text:p text:style-name="P1"><text:span text:style-name="T1">loadOrders</text:span></text:p>
        </draw:rect>
        <draw:rect draw:style-name="gr3" draw:text-style-name="P2" xml:id="id29" draw:id="id29" draw:layer="layout" svg:width="3.81cm" svg:height="0.635cm" svg:x="22.225cm" svg:y="10.477cm">
          <text:p text:style-name="P1"><text:span text:style-name="T1">getOpenOrders</text:span></text:p>
        </draw:rect>
        <draw:rect draw:style-name="gr3" draw:text-style-name="P2" xml:id="id30" draw:id="id30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17" draw:id="id17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18" draw:id="id18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19" draw:id="id19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1" draw:start-glue-point="2" draw:end-shape="id2" draw:end-glue-point="3" svg:d="M5079 4762v952h635">
          <text:p/>
        </draw:connector>
        <draw:rect draw:style-name="gr3" draw:text-style-name="P2" xml:id="id4" draw:id="id4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5" draw:id="id5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6" draw:id="id6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7" draw:id="id7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2" draw:start-glue-point="2" draw:end-shape="id3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2" draw:start-glue-point="2" draw:end-shape="id4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2" draw:start-glue-point="2" draw:end-shape="id5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2" draw:start-glue-point="2" draw:end-shape="id6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2" draw:start-glue-point="2" draw:end-shape="id7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" draw:start-glue-point="1" draw:end-shape="id8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" draw:start-glue-point="1" draw:end-shape="id9" draw:end-glue-point="3" svg:d="M9524 6666h1906">
          <text:p/>
        </draw:connector>
        <draw:connector draw:style-name="gr4" draw:text-style-name="P1" draw:layer="layout" svg:x1="9.524cm" svg:y1="6.666cm" svg:x2="11.43cm" svg:y2="7.619cm" draw:start-shape="id3" draw:start-glue-point="1" draw:end-shape="id10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4" draw:start-glue-point="1" draw:end-shape="id11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4" draw:start-glue-point="1" draw:end-shape="id12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5" draw:start-glue-point="1" draw:end-shape="id13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5" draw:start-glue-point="1" draw:end-shape="id14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6" draw:start-glue-point="1" draw:end-shape="id15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6" draw:start-glue-point="1" draw:end-shape="id16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7" draw:start-glue-point="1" draw:end-shape="id17" draw:end-glue-point="3" svg:d="M9525 16827h1905">
          <text:p/>
        </draw:connector>
        <draw:connector draw:style-name="gr4" draw:text-style-name="P1" draw:layer="layout" svg:x1="5.079cm" svg:y1="4.762cm" svg:x2="5.715cm" svg:y2="18.414cm" draw:start-shape="id1" draw:start-glue-point="2" draw:end-shape="id18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1" draw:start-glue-point="2" draw:end-shape="id19" draw:end-glue-point="3" svg:d="M5079 4762v14922h636">
          <text:p/>
        </draw:connector>
        <draw:connector draw:style-name="gr4" draw:text-style-name="P1" draw:layer="layout" svg:x1="14.287cm" svg:y1="15.239cm" svg:x2="22.225cm" svg:y2="4.126cm" draw:start-shape="id16" draw:start-glue-point="1" draw:end-shape="id20" draw:end-glue-point="3" svg:d="M14287 15239h3969v-11113h3969">
          <text:p/>
        </draw:connector>
        <draw:connector draw:style-name="gr4" draw:text-style-name="P1" draw:layer="layout" svg:x1="14.287cm" svg:y1="15.239cm" svg:x2="22.542cm" svg:y2="19.049cm" draw:start-shape="id16" draw:start-glue-point="1" draw:end-shape="id21" draw:end-glue-point="3" svg:d="M14287 15239h4128v3810h4127">
          <text:p/>
        </draw:connector>
        <draw:connector draw:style-name="gr4" draw:text-style-name="P1" draw:layer="layout" svg:x1="14.287cm" svg:y1="15.239cm" svg:x2="22.542cm" svg:y2="17.779cm" draw:start-shape="id16" draw:start-glue-point="1" draw:end-shape="id22" draw:end-glue-point="3" svg:d="M14287 15239h4128v2540h4127">
          <text:p/>
        </draw:connector>
        <draw:connector draw:style-name="gr4" draw:text-style-name="P1" draw:layer="layout" svg:x1="14.287cm" svg:y1="15.239cm" svg:x2="22.225cm" svg:y2="5.079cm" draw:start-shape="id16" draw:start-glue-point="1" draw:end-shape="id23" draw:end-glue-point="3" svg:d="M14287 15239h3969v-10160h3969">
          <text:p/>
        </draw:connector>
        <draw:connector draw:style-name="gr4" draw:text-style-name="P1" draw:layer="layout" svg:x1="14.287cm" svg:y1="15.239cm" svg:x2="22.225cm" svg:y2="6.032cm" draw:start-shape="id16" draw:start-glue-point="1" draw:end-shape="id24" draw:end-glue-point="3" svg:d="M14287 15239h3969v-9207h3969">
          <text:p/>
        </draw:connector>
        <draw:connector draw:style-name="gr4" draw:text-style-name="P1" draw:layer="layout" svg:x1="14.287cm" svg:y1="15.239cm" svg:x2="22.225cm" svg:y2="6.984cm" draw:start-shape="id16" draw:start-glue-point="1" draw:end-shape="id25" draw:end-glue-point="3" svg:d="M14287 15239h3969v-8255h3969">
          <text:p/>
        </draw:connector>
        <draw:connector draw:style-name="gr4" draw:text-style-name="P1" draw:layer="layout" svg:x1="14.287cm" svg:y1="15.239cm" svg:x2="22.225cm" svg:y2="7.937cm" draw:start-shape="id16" draw:start-glue-point="1" draw:end-shape="id26" draw:end-glue-point="3" svg:d="M14287 15239h3969v-7302h3969">
          <text:p/>
        </draw:connector>
        <draw:connector draw:style-name="gr4" draw:text-style-name="P1" draw:layer="layout" svg:x1="14.287cm" svg:y1="15.239cm" svg:x2="22.225cm" svg:y2="8.889cm" draw:start-shape="id16" draw:start-glue-point="1" draw:end-shape="id27" draw:end-glue-point="3" svg:d="M14287 15239h3969v-6350h3969">
          <text:p/>
        </draw:connector>
        <draw:connector draw:style-name="gr4" draw:text-style-name="P1" draw:layer="layout" svg:x1="14.287cm" svg:y1="15.239cm" svg:x2="22.225cm" svg:y2="9.842cm" draw:start-shape="id16" draw:start-glue-point="1" draw:end-shape="id28" draw:end-glue-point="3" svg:d="M14287 15239h3969v-5397h3969">
          <text:p/>
        </draw:connector>
        <draw:connector draw:style-name="gr4" draw:text-style-name="P1" draw:layer="layout" svg:x1="14.287cm" svg:y1="15.239cm" svg:x2="22.225cm" svg:y2="10.794cm" draw:start-shape="id16" draw:start-glue-point="1" draw:end-shape="id29" draw:end-glue-point="3" svg:d="M14287 15239h3969v-4445h3969">
          <text:p/>
        </draw:connector>
        <draw:connector draw:style-name="gr4" draw:text-style-name="P1" draw:layer="layout" svg:x1="14.287cm" svg:y1="15.239cm" svg:x2="22.225cm" svg:y2="13.969cm" draw:start-shape="id16" draw:start-glue-point="1" draw:end-shape="id30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31" draw:start-glue-point="2" draw:end-shape="id32" draw:end-glue-point="3" svg:d="M1905 1270v634h635">
          <text:p/>
        </draw:connector>
        <draw:connector draw:style-name="gr4" draw:text-style-name="P1" draw:layer="layout" svg:x1="5.08cm" svg:y1="1.904cm" svg:x2="7.62cm" svg:y2="0.952cm" draw:start-shape="id32" draw:start-glue-point="1" draw:end-shape="id33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32" draw:start-glue-point="1" draw:end-shape="id34" draw:end-glue-point="3" svg:d="M5080 1904h2540">
          <text:p/>
        </draw:connector>
        <draw:connector draw:style-name="gr4" draw:text-style-name="P1" draw:layer="layout" svg:x1="5.08cm" svg:y1="1.904cm" svg:x2="7.62cm" svg:y2="2.857cm" draw:start-shape="id32" draw:start-glue-point="1" draw:end-shape="id35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31" draw:start-glue-point="2" draw:end-shape="id1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3" draw:text-style-name="P2" xml:id="id36" draw:id="id36" draw:layer="layout" svg:width="4.445cm" svg:height="0.635cm" svg:x="0.635cm" svg:y="1.27cm">
          <text:p text:style-name="P1"><text:span text:style-name="T1">websocket.js</text:span></text:p>
        </draw:rect>
        <draw:rect draw:style-name="gr3" draw:text-style-name="P2" xml:id="id37" draw:id="id37" draw:layer="layout" svg:width="2.54cm" svg:height="0.635cm" svg:x="13.97cm" svg:y="2.222cm">
          <text:p text:style-name="P1"><text:span text:style-name="T1">var</text:span></text:p>
        </draw:rect>
        <draw:rect draw:style-name="gr3" draw:text-style-name="P2" xml:id="id38" draw:id="id38" draw:layer="layout" svg:width="3.81cm" svg:height="0.635cm" svg:x="23.177cm" svg:y="0.635cm">
          <text:p text:style-name="P1"><text:span text:style-name="T1">ws</text:span></text:p>
        </draw:rect>
        <draw:rect draw:style-name="gr3" draw:text-style-name="P2" xml:id="id39" draw:id="id39" draw:layer="layout" svg:width="3.81cm" svg:height="0.635cm" svg:x="23.177cm" svg:y="1.587cm">
          <text:p text:style-name="P1"><text:span text:style-name="T1">message</text:span></text:p>
        </draw:rect>
        <draw:rect draw:style-name="gr3" draw:text-style-name="P2" xml:id="id40" draw:id="id40" draw:layer="layout" svg:width="3.81cm" svg:height="0.635cm" svg:x="23.177cm" svg:y="2.54cm">
          <text:p text:style-name="P1"><text:span text:style-name="T1">etime</text:span></text:p>
        </draw:rect>
        <draw:connector draw:style-name="gr4" draw:text-style-name="P1" draw:layer="layout" svg:x1="2.857cm" svg:y1="1.905cm" svg:x2="13.97cm" svg:y2="2.539cm" draw:start-shape="id36" draw:start-glue-point="2" draw:end-shape="id37" draw:end-glue-point="3" svg:d="M2857 1905v634h11113">
          <text:p/>
        </draw:connector>
        <draw:connector draw:style-name="gr4" draw:text-style-name="P1" draw:layer="layout" svg:x1="16.51cm" svg:y1="2.539cm" svg:x2="23.177cm" svg:y2="0.952cm" draw:start-shape="id37" draw:start-glue-point="1" draw:end-shape="id38" draw:end-glue-point="3" svg:d="M16510 2539h3334v-1587h3333">
          <text:p/>
        </draw:connector>
        <draw:connector draw:style-name="gr4" draw:text-style-name="P1" draw:layer="layout" svg:x1="16.51cm" svg:y1="2.539cm" svg:x2="23.177cm" svg:y2="1.904cm" draw:start-shape="id37" draw:start-glue-point="1" draw:end-shape="id39" draw:end-glue-point="3" svg:d="M16510 2539h3334v-635h3333">
          <text:p/>
        </draw:connector>
        <draw:connector draw:style-name="gr4" draw:text-style-name="P1" draw:layer="layout" svg:x1="16.51cm" svg:y1="2.539cm" svg:x2="23.177cm" svg:y2="2.857cm" draw:start-shape="id37" draw:start-glue-point="1" draw:end-shape="id40" draw:end-glue-point="3" svg:d="M16510 2539h3334v318h3333">
          <text:p/>
        </draw:connector>
        <draw:rect draw:style-name="gr3" draw:text-style-name="P2" xml:id="id41" draw:id="id41" draw:layer="layout" svg:width="3.81cm" svg:height="0.635cm" svg:x="23.177cm" svg:y="3.492cm">
          <text:p text:style-name="P1"><text:span text:style-name="T1">click</text:span></text:p>
        </draw:rect>
        <draw:rect draw:style-name="gr3" draw:text-style-name="P2" xml:id="id42" draw:id="id42" draw:layer="layout" svg:width="3.81cm" svg:height="0.635cm" svg:x="23.177cm" svg:y="4.445cm">
          <text:p text:style-name="P1"><text:span text:style-name="T1">activeBuffer</text:span></text:p>
        </draw:rect>
        <draw:rect draw:style-name="gr3" draw:text-style-name="P2" xml:id="id43" draw:id="id43" draw:layer="layout" svg:width="3.81cm" svg:height="0.635cm" svg:x="23.177cm" svg:y="5.397cm">
          <text:p text:style-name="P1"><text:span text:style-name="T1">buffer1</text:span></text:p>
        </draw:rect>
        <draw:rect draw:style-name="gr3" draw:text-style-name="P2" xml:id="id44" draw:id="id44" draw:layer="layout" svg:width="3.81cm" svg:height="0.635cm" svg:x="23.177cm" svg:y="6.35cm">
          <text:p text:style-name="P1"><text:span text:style-name="T1">buffer2</text:span></text:p>
        </draw:rect>
        <draw:rect draw:style-name="gr3" draw:text-style-name="P2" xml:id="id45" draw:id="id45" draw:layer="layout" svg:width="3.81cm" svg:height="0.635cm" svg:x="23.177cm" svg:y="7.302cm">
          <text:p text:style-name="P1"><text:span text:style-name="T1">tradeCount</text:span></text:p>
        </draw:rect>
        <draw:connector draw:style-name="gr4" draw:text-style-name="P1" draw:layer="layout" svg:x1="16.51cm" svg:y1="2.539cm" svg:x2="23.177cm" svg:y2="3.809cm" draw:start-shape="id37" draw:start-glue-point="1" draw:end-shape="id41" draw:end-glue-point="3" svg:d="M16510 2539h3334v1270h3333">
          <text:p/>
        </draw:connector>
        <draw:connector draw:style-name="gr4" draw:text-style-name="P1" draw:layer="layout" svg:x1="16.51cm" svg:y1="2.539cm" svg:x2="23.177cm" svg:y2="4.762cm" draw:start-shape="id37" draw:start-glue-point="1" draw:end-shape="id42" draw:end-glue-point="3" svg:d="M16510 2539h3334v2223h3333">
          <text:p/>
        </draw:connector>
        <draw:connector draw:style-name="gr4" draw:text-style-name="P1" draw:layer="layout" svg:x1="16.51cm" svg:y1="2.539cm" svg:x2="23.177cm" svg:y2="5.714cm" draw:start-shape="id37" draw:start-glue-point="1" draw:end-shape="id43" draw:end-glue-point="3" svg:d="M16510 2539h3334v3175h3333">
          <text:p/>
        </draw:connector>
        <draw:connector draw:style-name="gr4" draw:text-style-name="P1" draw:layer="layout" svg:x1="16.51cm" svg:y1="2.539cm" svg:x2="23.177cm" svg:y2="6.667cm" draw:start-shape="id37" draw:start-glue-point="1" draw:end-shape="id44" draw:end-glue-point="3" svg:d="M16510 2539h3334v4128h3333">
          <text:p/>
        </draw:connector>
        <draw:connector draw:style-name="gr4" draw:text-style-name="P1" draw:layer="layout" svg:x1="16.51cm" svg:y1="2.539cm" svg:x2="23.177cm" svg:y2="7.619cm" draw:start-shape="id37" draw:start-glue-point="1" draw:end-shape="id45" draw:end-glue-point="3" svg:d="M16510 2539h3334v5080h3333">
          <text:p/>
        </draw:connector>
        <draw:rect draw:style-name="gr3" draw:text-style-name="P2" xml:id="id46" draw:id="id46" draw:layer="layout" svg:width="2.54cm" svg:height="0.635cm" svg:x="3.492cm" svg:y="5.08cm">
          <text:p text:style-name="P1"><text:span text:style-name="T1">docReady</text:span></text:p>
        </draw:rect>
        <draw:connector draw:style-name="gr4" draw:text-style-name="P1" draw:layer="layout" svg:x1="2.857cm" svg:y1="1.905cm" svg:x2="3.492cm" svg:y2="5.397cm" draw:start-shape="id36" draw:start-glue-point="2" draw:end-shape="id46" draw:end-glue-point="3" svg:d="M2857 1905v3492h635">
          <text:p/>
        </draw:connector>
        <draw:rect draw:style-name="gr3" draw:text-style-name="P2" xml:id="id51" draw:id="id51" draw:layer="layout" svg:width="2.54cm" svg:height="0.635cm" svg:x="5.715cm" svg:y="15.875cm">
          <text:p text:style-name="P1"><text:span text:style-name="T1">tick()</text:span></text:p>
        </draw:rect>
        <draw:rect draw:style-name="gr3" draw:text-style-name="P2" xml:id="id48" draw:id="id48" draw:layer="layout" svg:width="4.445cm" svg:height="0.635cm" svg:x="17.78cm" svg:y="9.207cm">
          <text:p text:style-name="P1"><text:span text:style-name="T1">websocket.php</text:span></text:p>
        </draw:rect>
        <draw:rect draw:style-name="gr3" draw:text-style-name="P2" xml:id="id47" draw:id="id47" draw:layer="layout" svg:width="4.445cm" svg:height="0.635cm" svg:x="21.59cm" svg:y="10.159cm">
          <text:p text:style-name="P1"><text:span text:style-name="T1">clearDebug</text:span></text:p>
        </draw:rect>
        <draw:connector draw:style-name="gr4" draw:text-style-name="P1" draw:layer="layout" svg:x1="21.59cm" svg:y1="10.476cm" svg:x2="20.002cm" svg:y2="9.842cm" draw:start-shape="id47" draw:start-glue-point="3" draw:end-shape="id48" draw:end-glue-point="2" svg:d="M21590 10476h-1588v-634">
          <text:p/>
        </draw:connector>
        <draw:rect draw:style-name="gr3" draw:text-style-name="P2" draw:layer="layout" svg:width="4.445cm" svg:height="0.635cm" svg:x="21.59cm" svg:y="11.112cm">
          <text:p text:style-name="P1"><text:span text:style-name="T1">loadOrders</text:span></text:p>
        </draw:rect>
        <draw:rect draw:style-name="gr3" draw:text-style-name="P2" draw:layer="layout" svg:width="4.445cm" svg:height="0.635cm" svg:x="21.59cm" svg:y="12.064cm">
          <text:p text:style-name="P1"><text:span text:style-name="T1">getOrders</text:span></text:p>
        </draw:rect>
        <draw:rect draw:style-name="gr3" draw:text-style-name="P2" draw:layer="layout" svg:width="4.445cm" svg:height="0.635cm" svg:x="21.59cm" svg:y="13.017cm">
          <text:p text:style-name="P1"><text:span text:style-name="T1">getOpenOrders</text:span></text:p>
        </draw:rect>
        <draw:rect draw:style-name="gr3" draw:text-style-name="P2" draw:layer="layout" svg:width="4.445cm" svg:height="0.635cm" svg:x="21.59cm" svg:y="13.969cm">
          <text:p text:style-name="P1"><text:span text:style-name="T1">getBalance</text:span></text:p>
        </draw:rect>
        <draw:rect draw:style-name="gr3" draw:text-style-name="P2" draw:layer="layout" svg:width="4.445cm" svg:height="0.635cm" svg:x="21.59cm" svg:y="14.922cm">
          <text:p text:style-name="P1"><text:span text:style-name="T1">getBook</text:span></text:p>
        </draw:rect>
        <draw:rect draw:style-name="gr3" draw:text-style-name="P2" xml:id="id52" draw:id="id52" draw:layer="layout" svg:width="3.81cm" svg:height="0.635cm" svg:x="5.397cm" svg:y="7.62cm">
          <text:p text:style-name="P1"><text:span text:style-name="T1">webSocket()</text:span></text:p>
        </draw:rect>
        <draw:rect draw:style-name="gr3" draw:text-style-name="P2" xml:id="id50" draw:id="id50" draw:layer="layout" svg:width="4.445cm" svg:height="0.635cm" svg:x="21.59cm" svg:y="15.874cm">
          <text:p text:style-name="P1"><text:span text:style-name="T1">syncBuffer</text:span></text:p>
        </draw:rect>
        <draw:rect draw:style-name="gr3" draw:text-style-name="P2" xml:id="id53" draw:id="id53" draw:layer="layout" svg:width="4.445cm" svg:height="0.635cm" svg:x="21.59cm" svg:y="16.827cm">
          <text:p text:style-name="P1"><text:span text:style-name="T1">startup</text:span></text:p>
        </draw:rect>
        <draw:rect draw:style-name="gr3" draw:text-style-name="P2" draw:layer="layout" svg:width="4.445cm" svg:height="0.635cm" svg:x="21.59cm" svg:y="17.78cm">
          <text:p text:style-name="P1"><text:span text:style-name="T1">activateMinion</text:span></text:p>
        </draw:rect>
        <draw:rect draw:style-name="gr3" draw:text-style-name="P2" xml:id="id54" draw:id="id54" draw:layer="layout" svg:width="4.445cm" svg:height="0.635cm" svg:x="21.59cm" svg:y="18.732cm">
          <text:p text:style-name="P1"><text:span text:style-name="T1">tick</text:span></text:p>
        </draw:rect>
        <draw:rect draw:style-name="gr3" draw:text-style-name="P2" xml:id="id49" draw:id="id49" draw:layer="layout" svg:width="2.54cm" svg:height="0.635cm" svg:x="5.715cm" svg:y="12.699cm">
          <text:p text:style-name="P1"><text:span text:style-name="T1">CLICKS</text:span></text:p>
        </draw:rect>
        <draw:connector draw:style-name="gr5" draw:text-style-name="P1" draw:layer="layout" draw:type="line" svg:x1="8.255cm" svg:y1="13.016cm" svg:x2="21.59cm" svg:y2="16.191cm" draw:start-shape="id49" draw:start-glue-point="1" draw:end-shape="id50" draw:end-glue-point="3" svg:d="M8255 13016l13335 3175">
          <text:p/>
        </draw:connector>
        <draw:connector draw:style-name="gr4" draw:text-style-name="P1" draw:layer="layout" svg:x1="4.762cm" svg:y1="5.715cm" svg:x2="5.715cm" svg:y2="13.016cm" draw:start-shape="id46" draw:start-glue-point="2" draw:end-shape="id49" draw:end-glue-point="3" svg:d="M4762 5715v7301h953">
          <text:p/>
        </draw:connector>
        <draw:connector draw:style-name="gr4" draw:text-style-name="P1" draw:layer="layout" svg:x1="4.762cm" svg:y1="5.715cm" svg:x2="5.715cm" svg:y2="16.192cm" draw:start-shape="id46" draw:start-glue-point="2" draw:end-shape="id51" draw:end-glue-point="3" svg:d="M4762 5715v10477h953">
          <text:p/>
        </draw:connector>
        <draw:connector draw:style-name="gr4" draw:text-style-name="P1" draw:layer="layout" svg:x1="4.762cm" svg:y1="5.715cm" svg:x2="5.397cm" svg:y2="7.937cm" draw:start-shape="id46" draw:start-glue-point="2" draw:end-shape="id52" draw:end-glue-point="3" svg:d="M4762 5715v2222h635">
          <text:p/>
        </draw:connector>
        <draw:connector draw:style-name="gr5" draw:text-style-name="P1" draw:layer="layout" draw:type="line" svg:x1="8.255cm" svg:y1="13.016cm" svg:x2="21.59cm" svg:y2="17.144cm" draw:start-shape="id49" draw:start-glue-point="1" draw:end-shape="id53" draw:end-glue-point="3" svg:d="M8255 13016l13335 4128">
          <text:p/>
        </draw:connector>
        <draw:connector draw:style-name="gr5" draw:text-style-name="P1" draw:layer="layout" draw:type="line" svg:x1="8.255cm" svg:y1="16.192cm" svg:x2="21.59cm" svg:y2="19.049cm" draw:start-shape="id51" draw:start-glue-point="1" draw:end-shape="id54" draw:end-glue-point="3" svg:d="M8255 16192l13335 285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rect draw:style-name="gr3" draw:text-style-name="P2" xml:id="id56" draw:id="id56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55" draw:id="id55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55" draw:start-glue-point="3" draw:end-shape="id56" draw:end-glue-point="2" svg:d="M7302 6666h-953v-5132">
          <text:p/>
        </draw:connector>
        <draw:rect draw:style-name="gr3" draw:text-style-name="P2" xml:id="id57" draw:id="id57" draw:layer="layout" svg:width="4.445cm" svg:height="0.635cm" svg:x="7.302cm" svg:y="7.302cm">
          <text:p text:style-name="P1"><text:span text:style-name="T1">loadOrders</text:span></text:p>
        </draw:rect>
        <draw:rect draw:style-name="gr3" draw:text-style-name="P2" xml:id="id58" draw:id="id58" draw:layer="layout" svg:width="4.445cm" svg:height="0.635cm" svg:x="7.302cm" svg:y="17.462cm">
          <text:p text:style-name="P1"><text:span text:style-name="T1">getOrders</text:span></text:p>
        </draw:rect>
        <draw:rect draw:style-name="gr3" draw:text-style-name="P2" xml:id="id59" draw:id="id59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60" draw:id="id60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61" draw:id="id61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62" draw:id="id62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63" draw:id="id63" draw:layer="layout" svg:width="4.445cm" svg:height="0.635cm" svg:x="7.302cm" svg:y="5.079cm">
          <text:p text:style-name="P1"><text:span text:style-name="T1">startup</text:span></text:p>
        </draw:rect>
        <draw:rect draw:style-name="gr3" draw:text-style-name="P2" xml:id="id64" draw:id="id64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65" draw:id="id65" draw:layer="layout" svg:width="4.445cm" svg:height="0.635cm" svg:x="7.302cm" svg:y="8.255cm">
          <text:p text:style-name="P1"><text:span text:style-name="T1">tick</text:span></text:p>
        </draw:rect>
        <draw:connector draw:style-name="gr4" draw:text-style-name="P1" draw:layer="layout" svg:x1="6.349cm" svg:y1="1.534cm" svg:x2="7.302cm" svg:y2="7.619cm" draw:start-shape="id56" draw:start-glue-point="2" draw:end-shape="id57" draw:end-glue-point="3" svg:d="M6349 1534v6085h953">
          <text:p/>
        </draw:connector>
        <draw:connector draw:style-name="gr4" draw:text-style-name="P1" draw:layer="layout" svg:x1="6.349cm" svg:y1="1.534cm" svg:x2="7.302cm" svg:y2="17.779cm" draw:start-shape="id56" draw:start-glue-point="2" draw:end-shape="id58" draw:end-glue-point="3" svg:d="M6349 1534v16245h953">
          <text:p/>
        </draw:connector>
        <draw:connector draw:style-name="gr4" draw:text-style-name="P1" draw:layer="layout" svg:x1="6.349cm" svg:y1="1.534cm" svg:x2="7.302cm" svg:y2="12.382cm" draw:start-shape="id56" draw:start-glue-point="2" draw:end-shape="id59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56" draw:start-glue-point="2" draw:end-shape="id60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56" draw:start-glue-point="2" draw:end-shape="id61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56" draw:start-glue-point="2" draw:end-shape="id62" draw:end-glue-point="3" svg:d="M6349 1534v9578h953">
          <text:p/>
        </draw:connector>
        <draw:connector draw:style-name="gr4" draw:text-style-name="P1" draw:layer="layout" svg:x1="6.349cm" svg:y1="1.534cm" svg:x2="7.302cm" svg:y2="5.396cm" draw:start-shape="id56" draw:start-glue-point="2" draw:end-shape="id63" draw:end-glue-point="3" svg:d="M6349 1534v3862h953">
          <text:p/>
        </draw:connector>
        <draw:connector draw:style-name="gr4" draw:text-style-name="P1" draw:layer="layout" svg:x1="6.349cm" svg:y1="1.534cm" svg:x2="7.302cm" svg:y2="16.192cm" draw:start-shape="id56" draw:start-glue-point="2" draw:end-shape="id64" draw:end-glue-point="3" svg:d="M6349 1534v14658h953">
          <text:p/>
        </draw:connector>
        <draw:connector draw:style-name="gr4" draw:text-style-name="P1" draw:layer="layout" svg:x1="6.349cm" svg:y1="1.534cm" svg:x2="7.302cm" svg:y2="8.572cm" draw:start-shape="id56" draw:start-glue-point="2" draw:end-shape="id65" draw:end-glue-point="3" svg:d="M6349 1534v7038h953">
          <text:p/>
        </draw:connector>
        <draw:rect draw:style-name="gr3" draw:text-style-name="P2" xml:id="id69" draw:id="id69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66" draw:id="id66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67" draw:id="id67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68" draw:id="id68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70" draw:id="id70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71" draw:id="id71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56" draw:start-glue-point="2" draw:end-shape="id66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66" draw:start-glue-point="1" draw:end-shape="id67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66" draw:start-glue-point="1" draw:end-shape="id68" draw:end-glue-point="3" svg:d="M8572 2857h3652v634h3651">
          <text:p/>
        </draw:connector>
        <draw:rect draw:style-name="gr3" draw:text-style-name="P2" xml:id="id72" draw:id="id72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73" draw:id="id73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74" draw:id="id74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75" draw:id="id75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76" draw:id="id76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77" draw:id="id77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78" draw:id="id78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79" draw:id="id79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80" draw:id="id80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81" draw:id="id81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82" draw:id="id82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83" draw:id="id83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84" draw:id="id84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69" draw:start-glue-point="2" draw:end-shape="id70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69" draw:start-glue-point="2" draw:end-shape="id71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69" draw:start-glue-point="2" draw:end-shape="id72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69" draw:start-glue-point="2" draw:end-shape="id73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69" draw:start-glue-point="2" draw:end-shape="id74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69" draw:start-glue-point="2" draw:end-shape="id75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69" draw:start-glue-point="2" draw:end-shape="id76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69" draw:start-glue-point="2" draw:end-shape="id77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69" draw:start-glue-point="2" draw:end-shape="id78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69" draw:start-glue-point="2" draw:end-shape="id79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69" draw:start-glue-point="2" draw:end-shape="id80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69" draw:start-glue-point="2" draw:end-shape="id81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69" draw:start-glue-point="2" draw:end-shape="id82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69" draw:start-glue-point="2" draw:end-shape="id83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69" draw:start-glue-point="2" draw:end-shape="id84" draw:end-glue-point="3" svg:d="M20954 1270v14287h1271">
          <text:p/>
        </draw:connector>
        <draw:rect draw:style-name="gr3" draw:text-style-name="P2" xml:id="id85" draw:id="id85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69" draw:start-glue-point="2" draw:end-shape="id85" draw:end-glue-point="3" svg:d="M20954 1270v15239h1271">
          <text:p/>
        </draw:connector>
        <draw:rect draw:style-name="gr3" draw:text-style-name="P2" xml:id="id87" draw:id="id87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86" draw:id="id86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69" draw:start-glue-point="2" draw:end-shape="id86" draw:end-glue-point="3" svg:d="M20954 1270v16240h1271">
          <text:p/>
        </draw:connector>
        <draw:connector draw:style-name="gr5" draw:text-style-name="P1" draw:layer="layout" draw:type="line" svg:x1="11.747cm" svg:y1="6.666cm" svg:x2="22.225cm" svg:y2="14.604cm" draw:start-shape="id55" draw:start-glue-point="1" draw:end-shape="id83" draw:end-glue-point="3" svg:d="M11747 6666l10478 7938">
          <text:p/>
        </draw:connector>
        <draw:connector draw:style-name="gr5" draw:text-style-name="P1" draw:layer="layout" draw:type="line" svg:x1="11.747cm" svg:y1="5.396cm" svg:x2="15.875cm" svg:y2="2.539cm" draw:start-shape="id63" draw:start-glue-point="1" draw:end-shape="id67" draw:end-glue-point="3" svg:d="M11747 5396l4128-2857">
          <text:p/>
        </draw:connector>
        <draw:connector draw:style-name="gr5" draw:text-style-name="P1" draw:layer="layout" draw:type="line" svg:x1="11.747cm" svg:y1="6.666cm" svg:x2="15.875cm" svg:y2="2.539cm" draw:start-shape="id55" draw:start-glue-point="1" draw:end-shape="id67" svg:d="M11747 6666l4128-4127">
          <text:p/>
        </draw:connector>
        <draw:connector draw:style-name="gr5" draw:text-style-name="P1" draw:layer="layout" draw:type="line" svg:x1="11.747cm" svg:y1="7.619cm" svg:x2="15.875cm" svg:y2="2.539cm" draw:start-shape="id57" draw:start-glue-point="1" draw:end-shape="id67" svg:d="M11747 7619l4128-5080">
          <text:p/>
        </draw:connector>
        <draw:connector draw:style-name="gr5" draw:text-style-name="P1" draw:layer="layout" draw:type="line" svg:x1="22.225cm" svg:y1="15.557cm" svg:x2="11.747cm" svg:y2="12.382cm" draw:start-shape="id84" draw:start-glue-point="3" draw:end-shape="id59" draw:end-glue-point="1" svg:d="M22225 15557l-10478-3175">
          <text:p/>
        </draw:connector>
        <draw:connector draw:style-name="gr5" draw:text-style-name="P1" draw:layer="layout" draw:type="line" svg:x1="11.747cm" svg:y1="12.382cm" svg:x2="22.225cm" svg:y2="14.604cm" draw:start-shape="id59" draw:start-glue-point="1" draw:end-shape="id83" draw:end-glue-point="3" svg:d="M11747 12382l10478 2222">
          <text:p/>
        </draw:connector>
        <draw:rect draw:style-name="gr3" draw:text-style-name="P2" xml:id="id88" draw:id="id88" draw:layer="layout" svg:width="4.445cm" svg:height="0.635cm" svg:x="-2.857cm" svg:y="13.97cm">
          <text:p text:style-name="P1"><text:span text:style-name="T1">exchange.php</text:span></text:p>
        </draw:rect>
        <draw:connector draw:style-name="gr5" draw:text-style-name="P1" draw:layer="layout" draw:type="line" svg:x1="1.27cm" svg:y1="11.429cm" svg:x2="7.302cm" svg:y2="5.396cm" draw:start-shape="id87" draw:start-glue-point="1" draw:end-shape="id63" draw:end-glue-point="3" svg:d="M1270 11429l6032-6033">
          <text:p/>
        </draw:connector>
        <draw:connector draw:style-name="gr5" draw:text-style-name="P1" draw:layer="layout" draw:type="line" svg:x1="1.27cm" svg:y1="11.429cm" svg:x2="7.302cm" svg:y2="7.619cm" draw:start-shape="id87" draw:start-glue-point="1" draw:end-shape="id57" draw:end-glue-point="3" svg:d="M1270 11429l6032-3810">
          <text:p/>
        </draw:connector>
        <draw:connector draw:style-name="gr5" draw:text-style-name="P1" draw:layer="layout" draw:type="line" svg:x1="1.588cm" svg:y1="14.287cm" svg:x2="7.302cm" svg:y2="17.779cm" draw:start-shape="id88" draw:start-glue-point="1" draw:end-shape="id58" draw:end-glue-point="3" svg:d="M1588 14287l5714 3492">
          <text:p/>
        </draw:connector>
        <draw:connector draw:style-name="gr5" draw:text-style-name="P1" draw:layer="layout" draw:type="line" svg:x1="11.747cm" svg:y1="17.779cm" svg:x2="22.225cm" svg:y2="13.652cm" draw:start-shape="id58" draw:start-glue-point="1" draw:end-shape="id82" svg:d="M11747 17779l10478-4127">
          <text:p/>
        </draw:connector>
        <draw:connector draw:style-name="gr5" draw:text-style-name="P1" draw:layer="layout" draw:type="line" svg:x1="11.747cm" svg:y1="17.779cm" svg:x2="22.225cm" svg:y2="14.604cm" draw:start-shape="id58" draw:start-glue-point="1" draw:end-shape="id83" draw:end-glue-point="3" svg:d="M11747 17779l10478-3175">
          <text:p/>
        </draw:connector>
        <draw:connector draw:style-name="gr5" draw:text-style-name="P1" draw:layer="layout" draw:type="line" svg:x1="1.27cm" svg:y1="11.429cm" svg:x2="7.302cm" svg:y2="16.192cm" draw:start-shape="id87" draw:start-glue-point="1" draw:end-shape="id64" svg:d="M1270 11429l6032 4763">
          <text:p/>
        </draw:connector>
        <draw:connector draw:style-name="gr5" draw:text-style-name="P1" draw:layer="layout" draw:type="line" svg:x1="11.747cm" svg:y1="16.192cm" svg:x2="15.875cm" svg:y2="2.539cm" draw:start-shape="id64" draw:start-glue-point="1" draw:end-shape="id67" draw:end-glue-point="3" svg:d="M11747 16192l4128-13653">
          <text:p/>
        </draw:connector>
        <draw:connector draw:style-name="gr5" draw:text-style-name="P1" draw:layer="layout" draw:type="line" svg:x1="1.588cm" svg:y1="14.287cm" svg:x2="7.302cm" svg:y2="14.286cm" draw:start-shape="id88" draw:start-glue-point="1" draw:end-shape="id60" svg:d="M1588 14287l5714-1">
          <text:p/>
        </draw:connector>
        <draw:connector draw:style-name="gr5" draw:text-style-name="P1" draw:layer="layout" draw:type="line" svg:x1="11.747cm" svg:y1="14.286cm" svg:x2="15.875cm" svg:y2="2.539cm" draw:start-shape="id60" draw:start-glue-point="1" draw:end-shape="id67" draw:end-glue-point="3" svg:d="M11747 14286l4128-11747">
          <text:p/>
        </draw:connector>
        <draw:rect draw:style-name="gr3" draw:text-style-name="P2" xml:id="id90" draw:id="id90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89" draw:id="id89" draw:layer="layout" svg:width="4.762cm" svg:height="0.635cm" svg:x="28.892cm" svg:y="18.415cm">
          <text:p text:style-name="P1"><text:span text:style-name="T1">not set at startup</text:span></text:p>
        </draw:rect>
        <draw:connector draw:style-name="gr5" draw:text-style-name="P1" draw:layer="layout" draw:type="line" svg:x1="28.892cm" svg:y1="18.732cm" svg:x2="26.987cm" svg:y2="18.732cm" draw:start-shape="id89" draw:start-glue-point="3" draw:end-shape="id90" svg:d="M28892 18732h-1905">
          <text:p/>
        </draw:connector>
        <draw:connector draw:style-name="gr4" draw:text-style-name="P1" draw:layer="layout" svg:x1="22.225cm" svg:y1="18.732cm" svg:x2="20.954cm" svg:y2="1.27cm" draw:start-shape="id90" draw:start-glue-point="3" draw:end-shape="id69" draw:end-glue-point="2" svg:d="M22225 18732h-1271v-17462">
          <text:p/>
        </draw:connector>
        <draw:connector draw:style-name="gr5" draw:text-style-name="P1" draw:layer="layout" draw:type="line" svg:x1="11.747cm" svg:y1="14.286cm" svg:x2="22.225cm" svg:y2="18.732cm" draw:start-shape="id60" draw:start-glue-point="1" draw:end-shape="id90" draw:end-glue-point="3" svg:d="M11747 14286l10478 4446">
          <text:p/>
        </draw:connector>
        <draw:connector draw:style-name="gr5" draw:text-style-name="P1" draw:layer="layout" draw:type="line" svg:x1="1.588cm" svg:y1="14.287cm" svg:x2="7.302cm" svg:y2="9.842cm" draw:start-shape="id88" draw:start-glue-point="1" draw:end-shape="id61" draw:end-glue-point="3" svg:d="M1588 14287l5714-4445">
          <text:p/>
        </draw:connector>
        <draw:connector draw:style-name="gr5" draw:text-style-name="P1" draw:layer="layout" draw:type="line" svg:x1="11.747cm" svg:y1="9.842cm" svg:x2="22.225cm" svg:y2="7.937cm" draw:start-shape="id61" draw:start-glue-point="1" draw:end-shape="id76" draw:end-glue-point="3" svg:d="M11747 9842l10478-1905">
          <text:p/>
        </draw:connector>
        <draw:connector draw:style-name="gr5" draw:text-style-name="P1" draw:layer="layout" draw:type="line" svg:x1="11.747cm" svg:y1="9.842cm" svg:x2="22.225cm" svg:y2="6.032cm" draw:start-shape="id61" draw:start-glue-point="1" draw:end-shape="id74" draw:end-glue-point="3" svg:d="M11747 9842l10478-3810">
          <text:p/>
        </draw:connector>
        <draw:connector draw:style-name="gr5" draw:text-style-name="P1" draw:layer="layout" draw:type="line" svg:x1="11.747cm" svg:y1="9.842cm" svg:x2="22.225cm" svg:y2="6.984cm" draw:start-shape="id61" draw:start-glue-point="1" draw:end-shape="id75" draw:end-glue-point="3" svg:d="M11747 9842l10478-2858">
          <text:p/>
        </draw:connector>
        <draw:rect draw:style-name="gr3" draw:text-style-name="P2" xml:id="id91" draw:id="id91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56" draw:start-glue-point="2" draw:end-shape="id91" draw:end-glue-point="3" svg:d="M6349 1534v2593h953">
          <text:p/>
        </draw:connector>
        <draw:connector draw:style-name="gr5" draw:text-style-name="P1" draw:layer="layout" draw:type="line" svg:x1="11.747cm" svg:y1="4.127cm" svg:x2="22.225cm" svg:y2="5.079cm" draw:start-shape="id91" draw:start-glue-point="1" draw:end-shape="id73" draw:end-glue-point="3" svg:d="M11747 4127l10478 952">
          <text:p/>
        </draw:connector>
        <draw:connector draw:style-name="gr5" draw:text-style-name="P1" draw:layer="layout" draw:type="line" svg:x1="11.747cm" svg:y1="4.127cm" svg:x2="22.225cm" svg:y2="8.889cm" draw:start-shape="id91" draw:start-glue-point="1" draw:end-shape="id77" draw:end-glue-point="3" svg:d="M11747 4127l10478 4762">
          <text:p/>
        </draw:connector>
        <draw:connector draw:style-name="gr5" draw:text-style-name="P1" draw:layer="layout" draw:type="line" svg:x1="11.747cm" svg:y1="4.127cm" svg:x2="22.225cm" svg:y2="9.842cm" draw:start-shape="id91" draw:start-glue-point="1" draw:end-shape="id78" svg:d="M11747 4127l10478 5715">
          <text:p/>
        </draw:connector>
        <draw:connector draw:style-name="gr5" draw:text-style-name="P1" draw:layer="layout" draw:type="line" svg:x1="11.747cm" svg:y1="4.127cm" svg:x2="22.225cm" svg:y2="3.174cm" draw:start-shape="id91" draw:start-glue-point="1" draw:end-shape="id71" svg:d="M11747 4127l10478-953">
          <text:p/>
        </draw:connector>
        <draw:connector draw:style-name="gr5" draw:text-style-name="P1" draw:layer="layout" draw:type="line" svg:x1="11.747cm" svg:y1="4.127cm" svg:x2="15.875cm" svg:y2="2.539cm" draw:start-shape="id91" draw:start-glue-point="1" draw:end-shape="id67" draw:end-glue-point="3" svg:d="M11747 4127l4128-1588">
          <text:p/>
        </draw:connector>
        <draw:connector draw:style-name="gr5" draw:text-style-name="P1" draw:layer="layout" draw:type="line" svg:x1="22.225cm" svg:y1="5.079cm" svg:x2="11.747cm" svg:y2="11.112cm" draw:start-shape="id73" draw:start-glue-point="3" draw:end-shape="id62" draw:end-glue-point="1" svg:d="M22225 5079l-10478 6033">
          <text:p/>
        </draw:connector>
        <draw:connector draw:style-name="gr5" draw:text-style-name="P1" draw:layer="layout" draw:type="line" svg:x1="11.747cm" svg:y1="11.112cm" svg:x2="22.225cm" svg:y2="5.079cm" draw:start-shape="id62" draw:start-glue-point="1" draw:end-shape="id73" draw:end-glue-point="3" svg:d="M11747 11112l10478-6033">
          <text:p/>
        </draw:connector>
        <draw:connector draw:style-name="gr5" draw:text-style-name="P1" draw:layer="layout" draw:type="line" svg:x1="22.225cm" svg:y1="7.937cm" svg:x2="11.747cm" svg:y2="11.112cm" draw:start-shape="id76" draw:start-glue-point="3" draw:end-shape="id62" draw:end-glue-point="1" svg:d="M22225 7937l-10478 3175">
          <text:p/>
        </draw:connector>
        <draw:connector draw:style-name="gr5" draw:text-style-name="P1" draw:layer="layout" draw:type="line" svg:x1="11.747cm" svg:y1="11.112cm" svg:x2="22.225cm" svg:y2="8.889cm" draw:start-shape="id62" draw:start-glue-point="1" draw:end-shape="id77" svg:d="M11747 11112l10478-2223">
          <text:p/>
        </draw:connector>
        <draw:connector draw:style-name="gr5" draw:text-style-name="P1" draw:layer="layout" draw:type="line" svg:x1="11.747cm" svg:y1="11.112cm" svg:x2="22.225cm" svg:y2="10.794cm" draw:start-shape="id62" draw:start-glue-point="1" draw:end-shape="id79" draw:end-glue-point="3" svg:d="M11747 11112l10478-318">
          <text:p/>
        </draw:connector>
        <draw:connector draw:style-name="gr5" draw:text-style-name="P1" draw:layer="layout" draw:type="line" svg:x1="11.747cm" svg:y1="8.572cm" svg:x2="22.225cm" svg:y2="5.079cm" draw:start-shape="id65" draw:start-glue-point="1" draw:end-shape="id73" draw:end-glue-point="3" svg:d="M11747 8572l10478-3493">
          <text:p/>
        </draw:connector>
        <draw:connector draw:style-name="gr5" draw:text-style-name="P1" draw:layer="layout" draw:type="line" svg:x1="22.225cm" svg:y1="10.794cm" svg:x2="11.747cm" svg:y2="8.572cm" draw:start-shape="id79" draw:start-glue-point="3" draw:end-shape="id65" draw:end-glue-point="1" svg:d="M22225 10794l-10478-2222">
          <text:p/>
        </draw:connector>
        <draw:connector draw:style-name="gr5" draw:text-style-name="P1" draw:layer="layout" draw:type="line" svg:x1="11.747cm" svg:y1="8.572cm" svg:x2="22.225cm" svg:y2="12.699cm" draw:start-shape="id65" draw:start-glue-point="1" draw:end-shape="id81" draw:end-glue-point="3" svg:d="M11747 8572l10478 4127">
          <text:p/>
        </draw:connector>
        <draw:connector draw:style-name="gr5" draw:text-style-name="P1" draw:layer="layout" draw:type="line" svg:x1="11.747cm" svg:y1="8.572cm" svg:x2="22.225cm" svg:y2="11.747cm" draw:start-shape="id65" draw:start-glue-point="1" draw:end-shape="id80" draw:end-glue-point="3" svg:d="M11747 8572l10478 3175">
          <text:p/>
        </draw:connector>
        <draw:connector draw:style-name="gr5" draw:text-style-name="P1" draw:layer="layout" draw:type="line" svg:x1="11.747cm" svg:y1="8.572cm" svg:x2="22.225cm" svg:y2="15.557cm" draw:start-shape="id65" draw:start-glue-point="1" draw:end-shape="id84" svg:d="M11747 8572l10478 6985">
          <text:p/>
        </draw:connector>
        <draw:connector draw:style-name="gr5" draw:text-style-name="P1" draw:layer="layout" draw:type="line" svg:x1="11.747cm" svg:y1="8.572cm" svg:x2="22.225cm" svg:y2="6.984cm" draw:start-shape="id65" draw:start-glue-point="1" draw:end-shape="id75" draw:end-glue-point="3" svg:d="M11747 8572l10478-1588">
          <text:p/>
        </draw:connector>
        <draw:connector draw:style-name="gr5" draw:text-style-name="P1" draw:layer="layout" draw:type="line" svg:x1="11.747cm" svg:y1="8.572cm" svg:x2="22.225cm" svg:y2="6.032cm" draw:start-shape="id65" draw:start-glue-point="1" draw:end-shape="id74" svg:d="M11747 8572l10478-2540">
          <text:p/>
        </draw:connector>
        <draw:connector draw:style-name="gr5" draw:text-style-name="P1" draw:layer="layout" draw:type="line" svg:x1="1.27cm" svg:y1="11.429cm" svg:x2="7.302cm" svg:y2="8.572cm" draw:start-shape="id87" draw:start-glue-point="1" draw:end-shape="id65" draw:end-glue-point="3" svg:d="M1270 11429l6032-2857">
          <text:p/>
        </draw:connector>
        <draw:connector draw:style-name="gr5" draw:text-style-name="P1" draw:layer="layout" draw:type="line" svg:x1="11.747cm" svg:y1="8.572cm" svg:x2="22.225cm" svg:y2="8.889cm" draw:start-shape="id65" draw:start-glue-point="1" draw:end-shape="id77" draw:end-glue-point="3" svg:d="M11747 8572l10478 317">
          <text:p/>
        </draw:connector>
        <draw:connector draw:style-name="gr5" draw:text-style-name="P1" draw:layer="layout" draw:type="line" svg:x1="11.747cm" svg:y1="8.572cm" svg:x2="22.225cm" svg:y2="9.842cm" draw:start-shape="id65" draw:start-glue-point="1" draw:end-shape="id78" draw:end-glue-point="3" svg:d="M11747 8572l10478 1270">
          <text:p/>
        </draw:connector>
        <draw:connector draw:style-name="gr5" draw:text-style-name="P1" draw:layer="layout" draw:type="line" svg:x1="11.747cm" svg:y1="8.572cm" svg:x2="22.225cm" svg:y2="11.747cm" draw:start-shape="id65" draw:start-glue-point="1" draw:end-shape="id80" draw:end-glue-point="3" svg:d="M11747 8572l10478 3175">
          <text:p/>
        </draw:connector>
        <draw:connector draw:style-name="gr6" draw:text-style-name="P1" draw:layer="layout" draw:type="line" svg:x1="11.747cm" svg:y1="5.396cm" svg:x2="22.225cm" svg:y2="17.51cm" draw:start-shape="id63" draw:start-glue-point="1" draw:end-shape="id86" draw:end-glue-point="3" svg:d="M11747 5396l10478 12114">
          <text:p/>
        </draw:connector>
        <draw:connector draw:style-name="gr6" draw:text-style-name="P1" draw:layer="layout" draw:type="line" svg:x1="11.747cm" svg:y1="5.396cm" svg:x2="22.225cm" svg:y2="16.509cm" draw:start-shape="id63" draw:start-glue-point="1" draw:end-shape="id85" draw:end-glue-point="3" svg:d="M11747 5396l10478 11113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office" presentation:presentation-page-layout-name="AL1T0">
        <draw:rect draw:style-name="gr3" draw:text-style-name="P2" xml:id="id93" draw:id="id93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92" draw:id="id92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92" draw:start-glue-point="3" draw:end-shape="id93" draw:end-glue-point="2" svg:d="M7302 6666h-953v-5132">
          <text:p/>
        </draw:connector>
        <draw:rect draw:style-name="gr3" draw:text-style-name="P2" xml:id="id94" draw:id="id94" draw:layer="layout" svg:width="4.445cm" svg:height="0.635cm" svg:x="7.302cm" svg:y="7.302cm">
          <text:p text:style-name="P1"><text:span text:style-name="T1">loadOrders</text:span></text:p>
        </draw:rect>
        <draw:rect draw:style-name="gr3" draw:text-style-name="P2" xml:id="id95" draw:id="id95" draw:layer="layout" svg:width="4.445cm" svg:height="0.635cm" svg:x="7.302cm" svg:y="17.462cm">
          <text:p text:style-name="P1"><text:span text:style-name="T1">getOrders</text:span></text:p>
        </draw:rect>
        <draw:rect draw:style-name="gr3" draw:text-style-name="P2" xml:id="id96" draw:id="id96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97" draw:id="id97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98" draw:id="id98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99" draw:id="id99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100" draw:id="id100" draw:layer="layout" svg:width="4.445cm" svg:height="0.635cm" svg:x="7.302cm" svg:y="5.079cm">
          <text:p text:style-name="P1"><text:span text:style-name="T1">startup</text:span></text:p>
        </draw:rect>
        <draw:rect draw:style-name="gr3" draw:text-style-name="P2" xml:id="id101" draw:id="id101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102" draw:id="id102" draw:layer="layout" svg:width="4.445cm" svg:height="0.635cm" svg:x="7.302cm" svg:y="8.255cm">
          <text:p text:style-name="P1"><text:span text:style-name="T1">tick</text:span></text:p>
        </draw:rect>
        <draw:connector draw:style-name="gr4" draw:text-style-name="P1" draw:layer="layout" svg:x1="6.349cm" svg:y1="1.534cm" svg:x2="7.302cm" svg:y2="7.619cm" draw:start-shape="id93" draw:start-glue-point="2" draw:end-shape="id94" draw:end-glue-point="3" svg:d="M6349 1534v6085h953">
          <text:p/>
        </draw:connector>
        <draw:connector draw:style-name="gr4" draw:text-style-name="P1" draw:layer="layout" svg:x1="6.349cm" svg:y1="1.534cm" svg:x2="7.302cm" svg:y2="17.779cm" draw:start-shape="id93" draw:start-glue-point="2" draw:end-shape="id95" draw:end-glue-point="3" svg:d="M6349 1534v16245h953">
          <text:p/>
        </draw:connector>
        <draw:connector draw:style-name="gr4" draw:text-style-name="P1" draw:layer="layout" svg:x1="6.349cm" svg:y1="1.534cm" svg:x2="7.302cm" svg:y2="12.382cm" draw:start-shape="id93" draw:start-glue-point="2" draw:end-shape="id96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93" draw:start-glue-point="2" draw:end-shape="id97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93" draw:start-glue-point="2" draw:end-shape="id98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93" draw:start-glue-point="2" draw:end-shape="id99" draw:end-glue-point="3" svg:d="M6349 1534v9578h953">
          <text:p/>
        </draw:connector>
        <draw:connector draw:style-name="gr4" draw:text-style-name="P1" draw:layer="layout" svg:x1="6.349cm" svg:y1="1.534cm" svg:x2="7.302cm" svg:y2="5.396cm" draw:start-shape="id93" draw:start-glue-point="2" draw:end-shape="id100" draw:end-glue-point="3" svg:d="M6349 1534v3862h953">
          <text:p/>
        </draw:connector>
        <draw:connector draw:style-name="gr4" draw:text-style-name="P1" draw:layer="layout" svg:x1="6.349cm" svg:y1="1.534cm" svg:x2="7.302cm" svg:y2="16.192cm" draw:start-shape="id93" draw:start-glue-point="2" draw:end-shape="id101" draw:end-glue-point="3" svg:d="M6349 1534v14658h953">
          <text:p/>
        </draw:connector>
        <draw:connector draw:style-name="gr4" draw:text-style-name="P1" draw:layer="layout" svg:x1="6.349cm" svg:y1="1.534cm" svg:x2="7.302cm" svg:y2="8.572cm" draw:start-shape="id93" draw:start-glue-point="2" draw:end-shape="id102" draw:end-glue-point="3" svg:d="M6349 1534v7038h953">
          <text:p/>
        </draw:connector>
        <draw:rect draw:style-name="gr3" draw:text-style-name="P2" xml:id="id106" draw:id="id106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103" draw:id="id103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104" draw:id="id104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105" draw:id="id105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107" draw:id="id107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108" draw:id="id108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93" draw:start-glue-point="2" draw:end-shape="id103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103" draw:start-glue-point="1" draw:end-shape="id104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103" draw:start-glue-point="1" draw:end-shape="id105" draw:end-glue-point="3" svg:d="M8572 2857h3652v634h3651">
          <text:p/>
        </draw:connector>
        <draw:rect draw:style-name="gr3" draw:text-style-name="P2" xml:id="id109" draw:id="id109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110" draw:id="id110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111" draw:id="id111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112" draw:id="id112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113" draw:id="id113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114" draw:id="id114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115" draw:id="id115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116" draw:id="id116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117" draw:id="id117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118" draw:id="id118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119" draw:id="id119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120" draw:id="id120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121" draw:id="id121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106" draw:start-glue-point="2" draw:end-shape="id107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106" draw:start-glue-point="2" draw:end-shape="id108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106" draw:start-glue-point="2" draw:end-shape="id109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106" draw:start-glue-point="2" draw:end-shape="id110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106" draw:start-glue-point="2" draw:end-shape="id111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106" draw:start-glue-point="2" draw:end-shape="id112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106" draw:start-glue-point="2" draw:end-shape="id113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106" draw:start-glue-point="2" draw:end-shape="id114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106" draw:start-glue-point="2" draw:end-shape="id115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106" draw:start-glue-point="2" draw:end-shape="id116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106" draw:start-glue-point="2" draw:end-shape="id117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106" draw:start-glue-point="2" draw:end-shape="id118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106" draw:start-glue-point="2" draw:end-shape="id119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106" draw:start-glue-point="2" draw:end-shape="id120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106" draw:start-glue-point="2" draw:end-shape="id121" draw:end-glue-point="3" svg:d="M20954 1270v14287h1271">
          <text:p/>
        </draw:connector>
        <draw:rect draw:style-name="gr3" draw:text-style-name="P2" xml:id="id122" draw:id="id122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106" draw:start-glue-point="2" draw:end-shape="id122" draw:end-glue-point="3" svg:d="M20954 1270v15239h1271">
          <text:p/>
        </draw:connector>
        <draw:rect draw:style-name="gr3" draw:text-style-name="P2" xml:id="id124" draw:id="id124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123" draw:id="id123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106" draw:start-glue-point="2" draw:end-shape="id123" draw:end-glue-point="3" svg:d="M20954 1270v16240h1271">
          <text:p/>
        </draw:connector>
        <draw:connector draw:style-name="gr5" draw:text-style-name="P1" draw:layer="layout" draw:type="line" svg:x1="11.747cm" svg:y1="6.666cm" svg:x2="22.225cm" svg:y2="14.604cm" draw:start-shape="id92" draw:start-glue-point="1" draw:end-shape="id120" draw:end-glue-point="3" svg:d="M11747 6666l10478 7938">
          <text:p/>
        </draw:connector>
        <draw:connector draw:style-name="gr5" draw:text-style-name="P1" draw:layer="layout" draw:type="line" svg:x1="11.747cm" svg:y1="5.396cm" svg:x2="15.875cm" svg:y2="2.539cm" draw:start-shape="id100" draw:start-glue-point="1" draw:end-shape="id104" draw:end-glue-point="3" svg:d="M11747 5396l4128-2857">
          <text:p/>
        </draw:connector>
        <draw:connector draw:style-name="gr5" draw:text-style-name="P1" draw:layer="layout" draw:type="line" svg:x1="11.747cm" svg:y1="6.666cm" svg:x2="15.875cm" svg:y2="2.539cm" draw:start-shape="id92" draw:start-glue-point="1" draw:end-shape="id104" svg:d="M11747 6666l4128-4127">
          <text:p/>
        </draw:connector>
        <draw:connector draw:style-name="gr5" draw:text-style-name="P1" draw:layer="layout" draw:type="line" svg:x1="11.747cm" svg:y1="7.619cm" svg:x2="15.875cm" svg:y2="2.539cm" draw:start-shape="id94" draw:start-glue-point="1" draw:end-shape="id104" svg:d="M11747 7619l4128-5080">
          <text:p/>
        </draw:connector>
        <draw:connector draw:style-name="gr5" draw:text-style-name="P1" draw:layer="layout" draw:type="line" svg:x1="22.225cm" svg:y1="15.557cm" svg:x2="11.747cm" svg:y2="12.382cm" draw:start-shape="id121" draw:start-glue-point="3" draw:end-shape="id96" draw:end-glue-point="1" svg:d="M22225 15557l-10478-3175">
          <text:p/>
        </draw:connector>
        <draw:connector draw:style-name="gr5" draw:text-style-name="P1" draw:layer="layout" draw:type="line" svg:x1="11.747cm" svg:y1="12.382cm" svg:x2="22.225cm" svg:y2="14.604cm" draw:start-shape="id96" draw:start-glue-point="1" draw:end-shape="id120" draw:end-glue-point="3" svg:d="M11747 12382l10478 2222">
          <text:p/>
        </draw:connector>
        <draw:rect draw:style-name="gr3" draw:text-style-name="P2" xml:id="id125" draw:id="id125" draw:layer="layout" svg:width="4.445cm" svg:height="0.635cm" svg:x="-2.857cm" svg:y="13.97cm">
          <text:p text:style-name="P1"><text:span text:style-name="T1">exchange.php</text:span></text:p>
        </draw:rect>
        <draw:connector draw:style-name="gr5" draw:text-style-name="P1" draw:layer="layout" draw:type="line" svg:x1="1.27cm" svg:y1="11.429cm" svg:x2="7.302cm" svg:y2="5.396cm" draw:start-shape="id124" draw:start-glue-point="1" draw:end-shape="id100" draw:end-glue-point="3" svg:d="M1270 11429l6032-6033">
          <text:p/>
        </draw:connector>
        <draw:connector draw:style-name="gr5" draw:text-style-name="P1" draw:layer="layout" draw:type="line" svg:x1="1.27cm" svg:y1="11.429cm" svg:x2="7.302cm" svg:y2="7.619cm" draw:start-shape="id124" draw:start-glue-point="1" draw:end-shape="id94" draw:end-glue-point="3" svg:d="M1270 11429l6032-3810">
          <text:p/>
        </draw:connector>
        <draw:connector draw:style-name="gr5" draw:text-style-name="P1" draw:layer="layout" draw:type="line" svg:x1="1.588cm" svg:y1="14.287cm" svg:x2="7.302cm" svg:y2="17.779cm" draw:start-shape="id125" draw:start-glue-point="1" draw:end-shape="id95" draw:end-glue-point="3" svg:d="M1588 14287l5714 3492">
          <text:p/>
        </draw:connector>
        <draw:connector draw:style-name="gr5" draw:text-style-name="P1" draw:layer="layout" draw:type="line" svg:x1="11.747cm" svg:y1="17.779cm" svg:x2="22.225cm" svg:y2="13.652cm" draw:start-shape="id95" draw:start-glue-point="1" draw:end-shape="id119" svg:d="M11747 17779l10478-4127">
          <text:p/>
        </draw:connector>
        <draw:connector draw:style-name="gr5" draw:text-style-name="P1" draw:layer="layout" draw:type="line" svg:x1="11.747cm" svg:y1="17.779cm" svg:x2="22.225cm" svg:y2="14.604cm" draw:start-shape="id95" draw:start-glue-point="1" draw:end-shape="id120" draw:end-glue-point="3" svg:d="M11747 17779l10478-3175">
          <text:p/>
        </draw:connector>
        <draw:connector draw:style-name="gr5" draw:text-style-name="P1" draw:layer="layout" draw:type="line" svg:x1="1.27cm" svg:y1="11.429cm" svg:x2="7.302cm" svg:y2="16.192cm" draw:start-shape="id124" draw:start-glue-point="1" draw:end-shape="id101" svg:d="M1270 11429l6032 4763">
          <text:p/>
        </draw:connector>
        <draw:connector draw:style-name="gr5" draw:text-style-name="P1" draw:layer="layout" draw:type="line" svg:x1="11.747cm" svg:y1="16.192cm" svg:x2="15.875cm" svg:y2="2.539cm" draw:start-shape="id101" draw:start-glue-point="1" draw:end-shape="id104" draw:end-glue-point="3" svg:d="M11747 16192l4128-13653">
          <text:p/>
        </draw:connector>
        <draw:connector draw:style-name="gr5" draw:text-style-name="P1" draw:layer="layout" draw:type="line" svg:x1="1.588cm" svg:y1="14.287cm" svg:x2="7.302cm" svg:y2="14.286cm" draw:start-shape="id125" draw:start-glue-point="1" draw:end-shape="id97" svg:d="M1588 14287l5714-1">
          <text:p/>
        </draw:connector>
        <draw:connector draw:style-name="gr5" draw:text-style-name="P1" draw:layer="layout" draw:type="line" svg:x1="11.747cm" svg:y1="14.286cm" svg:x2="15.875cm" svg:y2="2.539cm" draw:start-shape="id97" draw:start-glue-point="1" draw:end-shape="id104" draw:end-glue-point="3" svg:d="M11747 14286l4128-11747">
          <text:p/>
        </draw:connector>
        <draw:rect draw:style-name="gr3" draw:text-style-name="P2" xml:id="id127" draw:id="id127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126" draw:id="id126" draw:layer="layout" svg:width="4.762cm" svg:height="0.635cm" svg:x="28.892cm" svg:y="18.415cm">
          <text:p text:style-name="P1"><text:span text:style-name="T1">not set at startup</text:span></text:p>
        </draw:rect>
        <draw:connector draw:style-name="gr5" draw:text-style-name="P1" draw:layer="layout" draw:type="line" svg:x1="28.892cm" svg:y1="18.732cm" svg:x2="26.987cm" svg:y2="18.732cm" draw:start-shape="id126" draw:start-glue-point="3" draw:end-shape="id127" svg:d="M28892 18732h-1905">
          <text:p/>
        </draw:connector>
        <draw:connector draw:style-name="gr4" draw:text-style-name="P1" draw:layer="layout" svg:x1="22.225cm" svg:y1="18.732cm" svg:x2="20.954cm" svg:y2="1.27cm" draw:start-shape="id127" draw:start-glue-point="3" draw:end-shape="id106" draw:end-glue-point="2" svg:d="M22225 18732h-1271v-17462">
          <text:p/>
        </draw:connector>
        <draw:connector draw:style-name="gr5" draw:text-style-name="P1" draw:layer="layout" draw:type="line" svg:x1="11.747cm" svg:y1="14.286cm" svg:x2="22.225cm" svg:y2="18.732cm" draw:start-shape="id97" draw:start-glue-point="1" draw:end-shape="id127" draw:end-glue-point="3" svg:d="M11747 14286l10478 4446">
          <text:p/>
        </draw:connector>
        <draw:connector draw:style-name="gr5" draw:text-style-name="P1" draw:layer="layout" draw:type="line" svg:x1="1.588cm" svg:y1="14.287cm" svg:x2="7.302cm" svg:y2="9.842cm" draw:start-shape="id125" draw:start-glue-point="1" draw:end-shape="id98" draw:end-glue-point="3" svg:d="M1588 14287l5714-4445">
          <text:p/>
        </draw:connector>
        <draw:connector draw:style-name="gr5" draw:text-style-name="P1" draw:layer="layout" draw:type="line" svg:x1="11.747cm" svg:y1="9.842cm" svg:x2="22.225cm" svg:y2="7.937cm" draw:start-shape="id98" draw:start-glue-point="1" draw:end-shape="id113" draw:end-glue-point="3" svg:d="M11747 9842l10478-1905">
          <text:p/>
        </draw:connector>
        <draw:connector draw:style-name="gr5" draw:text-style-name="P1" draw:layer="layout" draw:type="line" svg:x1="11.747cm" svg:y1="9.842cm" svg:x2="22.225cm" svg:y2="6.032cm" draw:start-shape="id98" draw:start-glue-point="1" draw:end-shape="id111" draw:end-glue-point="3" svg:d="M11747 9842l10478-3810">
          <text:p/>
        </draw:connector>
        <draw:connector draw:style-name="gr5" draw:text-style-name="P1" draw:layer="layout" draw:type="line" svg:x1="11.747cm" svg:y1="9.842cm" svg:x2="22.225cm" svg:y2="6.984cm" draw:start-shape="id98" draw:start-glue-point="1" draw:end-shape="id112" draw:end-glue-point="3" svg:d="M11747 9842l10478-2858">
          <text:p/>
        </draw:connector>
        <draw:rect draw:style-name="gr3" draw:text-style-name="P2" xml:id="id128" draw:id="id128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93" draw:start-glue-point="2" draw:end-shape="id128" draw:end-glue-point="3" svg:d="M6349 1534v2593h953">
          <text:p/>
        </draw:connector>
        <draw:connector draw:style-name="gr5" draw:text-style-name="P1" draw:layer="layout" draw:type="line" svg:x1="11.747cm" svg:y1="4.127cm" svg:x2="22.225cm" svg:y2="5.079cm" draw:start-shape="id128" draw:start-glue-point="1" draw:end-shape="id110" draw:end-glue-point="3" svg:d="M11747 4127l10478 952">
          <text:p/>
        </draw:connector>
        <draw:connector draw:style-name="gr5" draw:text-style-name="P1" draw:layer="layout" draw:type="line" svg:x1="11.747cm" svg:y1="4.127cm" svg:x2="22.225cm" svg:y2="8.889cm" draw:start-shape="id128" draw:start-glue-point="1" draw:end-shape="id114" draw:end-glue-point="3" svg:d="M11747 4127l10478 4762">
          <text:p/>
        </draw:connector>
        <draw:connector draw:style-name="gr5" draw:text-style-name="P1" draw:layer="layout" draw:type="line" svg:x1="11.747cm" svg:y1="4.127cm" svg:x2="22.225cm" svg:y2="9.842cm" draw:start-shape="id128" draw:start-glue-point="1" draw:end-shape="id115" svg:d="M11747 4127l10478 5715">
          <text:p/>
        </draw:connector>
        <draw:connector draw:style-name="gr5" draw:text-style-name="P1" draw:layer="layout" draw:type="line" svg:x1="11.747cm" svg:y1="4.127cm" svg:x2="22.225cm" svg:y2="3.174cm" draw:start-shape="id128" draw:start-glue-point="1" draw:end-shape="id108" svg:d="M11747 4127l10478-953">
          <text:p/>
        </draw:connector>
        <draw:connector draw:style-name="gr5" draw:text-style-name="P1" draw:layer="layout" draw:type="line" svg:x1="11.747cm" svg:y1="4.127cm" svg:x2="15.875cm" svg:y2="2.539cm" draw:start-shape="id128" draw:start-glue-point="1" draw:end-shape="id104" draw:end-glue-point="3" svg:d="M11747 4127l4128-1588">
          <text:p/>
        </draw:connector>
        <draw:connector draw:style-name="gr5" draw:text-style-name="P1" draw:layer="layout" draw:type="line" svg:x1="22.225cm" svg:y1="5.079cm" svg:x2="11.747cm" svg:y2="11.112cm" draw:start-shape="id110" draw:start-glue-point="3" draw:end-shape="id99" draw:end-glue-point="1" svg:d="M22225 5079l-10478 6033">
          <text:p/>
        </draw:connector>
        <draw:connector draw:style-name="gr5" draw:text-style-name="P1" draw:layer="layout" draw:type="line" svg:x1="11.747cm" svg:y1="11.112cm" svg:x2="22.225cm" svg:y2="5.079cm" draw:start-shape="id99" draw:start-glue-point="1" draw:end-shape="id110" draw:end-glue-point="3" svg:d="M11747 11112l10478-6033">
          <text:p/>
        </draw:connector>
        <draw:connector draw:style-name="gr5" draw:text-style-name="P1" draw:layer="layout" draw:type="line" svg:x1="22.225cm" svg:y1="7.937cm" svg:x2="11.747cm" svg:y2="11.112cm" draw:start-shape="id113" draw:start-glue-point="3" draw:end-shape="id99" draw:end-glue-point="1" svg:d="M22225 7937l-10478 3175">
          <text:p/>
        </draw:connector>
        <draw:connector draw:style-name="gr5" draw:text-style-name="P1" draw:layer="layout" draw:type="line" svg:x1="11.747cm" svg:y1="11.112cm" svg:x2="22.225cm" svg:y2="8.889cm" draw:start-shape="id99" draw:start-glue-point="1" draw:end-shape="id114" svg:d="M11747 11112l10478-2223">
          <text:p/>
        </draw:connector>
        <draw:connector draw:style-name="gr5" draw:text-style-name="P1" draw:layer="layout" draw:type="line" svg:x1="11.747cm" svg:y1="11.112cm" svg:x2="22.225cm" svg:y2="10.794cm" draw:start-shape="id99" draw:start-glue-point="1" draw:end-shape="id116" draw:end-glue-point="3" svg:d="M11747 11112l10478-318">
          <text:p/>
        </draw:connector>
        <draw:connector draw:style-name="gr5" draw:text-style-name="P1" draw:layer="layout" draw:type="line" svg:x1="11.747cm" svg:y1="8.572cm" svg:x2="22.225cm" svg:y2="5.079cm" draw:start-shape="id102" draw:start-glue-point="1" draw:end-shape="id110" draw:end-glue-point="3" svg:d="M11747 8572l10478-3493">
          <text:p/>
        </draw:connector>
        <draw:connector draw:style-name="gr5" draw:text-style-name="P1" draw:layer="layout" draw:type="line" svg:x1="22.225cm" svg:y1="10.794cm" svg:x2="11.747cm" svg:y2="8.572cm" draw:start-shape="id116" draw:start-glue-point="3" draw:end-shape="id102" draw:end-glue-point="1" svg:d="M22225 10794l-10478-2222">
          <text:p/>
        </draw:connector>
        <draw:connector draw:style-name="gr5" draw:text-style-name="P1" draw:layer="layout" draw:type="line" svg:x1="11.747cm" svg:y1="8.572cm" svg:x2="22.225cm" svg:y2="12.699cm" draw:start-shape="id102" draw:start-glue-point="1" draw:end-shape="id118" draw:end-glue-point="3" svg:d="M11747 8572l10478 4127">
          <text:p/>
        </draw:connector>
        <draw:connector draw:style-name="gr5" draw:text-style-name="P1" draw:layer="layout" draw:type="line" svg:x1="11.747cm" svg:y1="8.572cm" svg:x2="22.225cm" svg:y2="11.747cm" draw:start-shape="id102" draw:start-glue-point="1" draw:end-shape="id117" draw:end-glue-point="3" svg:d="M11747 8572l10478 3175">
          <text:p/>
        </draw:connector>
        <draw:connector draw:style-name="gr5" draw:text-style-name="P1" draw:layer="layout" draw:type="line" svg:x1="11.747cm" svg:y1="8.572cm" svg:x2="22.225cm" svg:y2="15.557cm" draw:start-shape="id102" draw:start-glue-point="1" draw:end-shape="id121" svg:d="M11747 8572l10478 6985">
          <text:p/>
        </draw:connector>
        <draw:connector draw:style-name="gr5" draw:text-style-name="P1" draw:layer="layout" draw:type="line" svg:x1="11.747cm" svg:y1="8.572cm" svg:x2="22.225cm" svg:y2="6.984cm" draw:start-shape="id102" draw:start-glue-point="1" draw:end-shape="id112" draw:end-glue-point="3" svg:d="M11747 8572l10478-1588">
          <text:p/>
        </draw:connector>
        <draw:connector draw:style-name="gr5" draw:text-style-name="P1" draw:layer="layout" draw:type="line" svg:x1="11.747cm" svg:y1="8.572cm" svg:x2="22.225cm" svg:y2="6.032cm" draw:start-shape="id102" draw:start-glue-point="1" draw:end-shape="id111" svg:d="M11747 8572l10478-2540">
          <text:p/>
        </draw:connector>
        <draw:connector draw:style-name="gr5" draw:text-style-name="P1" draw:layer="layout" draw:type="line" svg:x1="1.27cm" svg:y1="11.429cm" svg:x2="7.302cm" svg:y2="8.572cm" draw:start-shape="id124" draw:start-glue-point="1" draw:end-shape="id102" draw:end-glue-point="3" svg:d="M1270 11429l6032-2857">
          <text:p/>
        </draw:connector>
        <draw:connector draw:style-name="gr5" draw:text-style-name="P1" draw:layer="layout" draw:type="line" svg:x1="11.747cm" svg:y1="8.572cm" svg:x2="22.225cm" svg:y2="8.889cm" draw:start-shape="id102" draw:start-glue-point="1" draw:end-shape="id114" draw:end-glue-point="3" svg:d="M11747 8572l10478 317">
          <text:p/>
        </draw:connector>
        <draw:connector draw:style-name="gr5" draw:text-style-name="P1" draw:layer="layout" draw:type="line" svg:x1="11.747cm" svg:y1="8.572cm" svg:x2="22.225cm" svg:y2="9.842cm" draw:start-shape="id102" draw:start-glue-point="1" draw:end-shape="id115" draw:end-glue-point="3" svg:d="M11747 8572l10478 1270">
          <text:p/>
        </draw:connector>
        <draw:connector draw:style-name="gr5" draw:text-style-name="P1" draw:layer="layout" draw:type="line" svg:x1="11.747cm" svg:y1="8.572cm" svg:x2="22.225cm" svg:y2="11.747cm" draw:start-shape="id102" draw:start-glue-point="1" draw:end-shape="id117" draw:end-glue-point="3" svg:d="M11747 8572l10478 3175">
          <text:p/>
        </draw:connector>
        <draw:connector draw:style-name="gr6" draw:text-style-name="P1" draw:layer="layout" draw:type="line" svg:x1="11.747cm" svg:y1="5.396cm" svg:x2="22.225cm" svg:y2="17.51cm" draw:start-shape="id100" draw:start-glue-point="1" draw:end-shape="id123" draw:end-glue-point="3" svg:d="M11747 5396l10478 12114">
          <text:p/>
        </draw:connector>
        <draw:connector draw:style-name="gr6" draw:text-style-name="P1" draw:layer="layout" draw:type="line" svg:x1="11.747cm" svg:y1="5.396cm" svg:x2="22.225cm" svg:y2="16.509cm" draw:start-shape="id100" draw:start-glue-point="1" draw:end-shape="id122" draw:end-glue-point="3" svg:d="M11747 5396l10478 11113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office" presentation:presentation-page-layout-name="AL1T0">
        <draw:rect draw:style-name="gr3" draw:text-style-name="P2" xml:id="id132" draw:id="id132" draw:layer="layout" svg:width="2.223cm" svg:height="0.635cm" svg:x="4.127cm" svg:y="4.762cm">
          <text:p text:style-name="P1"><text:span text:style-name="T1">tick</text:span></text:p>
        </draw:rect>
        <draw:rect draw:style-name="gr3" draw:text-style-name="P2" xml:id="id134" draw:id="id134" draw:layer="layout" svg:width="4.762cm" svg:height="0.635cm" svg:x="22.225cm" svg:y="1.905cm">
          <text:p text:style-name="P1"><text:span text:style-name="T1">socketBuffer</text:span></text:p>
        </draw:rect>
        <draw:rect draw:style-name="gr3" draw:text-style-name="P2" xml:id="id135" draw:id="id135" draw:layer="layout" svg:width="4.762cm" svg:height="0.635cm" svg:x="22.225cm" svg:y="2.858cm">
          <text:p text:style-name="P1"><text:span text:style-name="T1">bookBids</text:span></text:p>
        </draw:rect>
        <draw:rect draw:style-name="gr3" draw:text-style-name="P2" xml:id="id136" draw:id="id136" draw:layer="layout" svg:width="4.762cm" svg:height="0.635cm" svg:x="22.225cm" svg:y="3.81cm">
          <text:p text:style-name="P1"><text:span text:style-name="T1">bookAsks</text:span></text:p>
        </draw:rect>
        <draw:rect draw:style-name="gr3" draw:text-style-name="P2" xml:id="id133" draw:id="id133" draw:layer="layout" svg:width="4.445cm" svg:height="0.635cm" svg:x="18.733cm" svg:y="0.636cm">
          <text:p text:style-name="P1"><text:span text:style-name="T1">$_SESSION</text:span></text:p>
        </draw:rect>
        <draw:rect draw:style-name="gr3" draw:text-style-name="P2" xml:id="id137" draw:id="id137" draw:layer="layout" svg:width="4.762cm" svg:height="0.635cm" svg:x="22.225cm" svg:y="4.762cm">
          <text:p text:style-name="P1"><text:span text:style-name="T1">startLiveBook</text:span></text:p>
        </draw:rect>
        <draw:rect draw:style-name="gr3" draw:text-style-name="P2" xml:id="id138" draw:id="id138" draw:layer="layout" svg:width="4.762cm" svg:height="0.635cm" svg:x="22.225cm" svg:y="5.715cm">
          <text:p text:style-name="P1"><text:span text:style-name="T1">currentSequence</text:span></text:p>
        </draw:rect>
        <draw:rect draw:style-name="gr3" draw:text-style-name="P2" xml:id="id139" draw:id="id139" draw:layer="layout" svg:width="4.762cm" svg:height="0.635cm" svg:x="22.225cm" svg:y="6.667cm">
          <text:p text:style-name="P1"><text:span text:style-name="T1">msg</text:span></text:p>
        </draw:rect>
        <draw:rect draw:style-name="gr3" draw:text-style-name="P2" xml:id="id140" draw:id="id140" draw:layer="layout" svg:width="4.762cm" svg:height="0.635cm" svg:x="22.225cm" svg:y="7.62cm">
          <text:p text:style-name="P1"><text:span text:style-name="T1">openOrders</text:span></text:p>
        </draw:rect>
        <draw:rect draw:style-name="gr3" draw:text-style-name="P2" xml:id="id129" draw:id="id129" draw:layer="layout" svg:width="4.445cm" svg:height="0.635cm" svg:x="0.317cm" svg:y="0.317cm">
          <text:p text:style-name="P1"><text:span text:style-name="T1">websocket.php</text:span></text:p>
        </draw:rect>
        <draw:rect draw:style-name="gr3" draw:text-style-name="P2" xml:id="id130" draw:id="id130" draw:layer="layout" svg:width="0.952cm" svg:height="0.635cm" svg:x="3.493cm" svg:y="1.27cm">
          <text:p text:style-name="P1"><text:span text:style-name="T1">$</text:span></text:p>
        </draw:rect>
        <draw:rect draw:style-name="gr3" draw:text-style-name="P2" xml:id="id131" draw:id="id131" draw:layer="layout" svg:width="2.857cm" svg:height="0.635cm" svg:x="8.255cm" svg:y="0.635cm">
          <text:p text:style-name="P1"><text:span text:style-name="T1">kara</text:span></text:p>
        </draw:rect>
        <draw:connector draw:style-name="gr4" draw:text-style-name="P1" draw:layer="layout" svg:x1="2.539cm" svg:y1="0.952cm" svg:x2="3.493cm" svg:y2="1.587cm" draw:start-shape="id129" draw:start-glue-point="2" draw:end-shape="id130" draw:end-glue-point="3" svg:d="M2539 952v635h954">
          <text:p/>
        </draw:connector>
        <draw:connector draw:style-name="gr4" draw:text-style-name="P1" draw:layer="layout" svg:x1="4.445cm" svg:y1="1.587cm" svg:x2="8.255cm" svg:y2="0.952cm" draw:start-shape="id130" draw:start-glue-point="1" draw:end-shape="id131" draw:end-glue-point="3" svg:d="M4445 1587h1905v-635h1905">
          <text:p/>
        </draw:connector>
        <draw:connector draw:style-name="gr4" draw:text-style-name="P1" draw:layer="layout" svg:x1="2.539cm" svg:y1="0.952cm" svg:x2="4.127cm" svg:y2="5.079cm" draw:start-shape="id129" draw:start-glue-point="2" draw:end-shape="id132" draw:end-glue-point="3" svg:d="M2539 952v4127h1588">
          <text:p/>
        </draw:connector>
        <draw:connector draw:style-name="gr4" draw:text-style-name="P1" draw:layer="layout" svg:x1="20.955cm" svg:y1="1.271cm" svg:x2="22.225cm" svg:y2="2.222cm" draw:start-shape="id133" draw:start-glue-point="2" draw:end-shape="id134" draw:end-glue-point="3" svg:d="M20955 1271v951h1270">
          <text:p/>
        </draw:connector>
        <draw:connector draw:style-name="gr4" draw:text-style-name="P1" draw:layer="layout" svg:x1="22.225cm" svg:y1="3.175cm" svg:x2="20.955cm" svg:y2="1.271cm" draw:start-shape="id135" draw:start-glue-point="3" draw:end-shape="id133" draw:end-glue-point="2" svg:d="M22225 3175h-1270v-1904">
          <text:p/>
        </draw:connector>
        <draw:connector draw:style-name="gr4" draw:text-style-name="P1" draw:layer="layout" svg:x1="22.225cm" svg:y1="4.127cm" svg:x2="20.955cm" svg:y2="1.271cm" draw:start-shape="id136" draw:start-glue-point="3" draw:end-shape="id133" draw:end-glue-point="2" svg:d="M22225 4127h-1270v-2856">
          <text:p/>
        </draw:connector>
        <draw:connector draw:style-name="gr4" draw:text-style-name="P1" draw:layer="layout" svg:x1="22.225cm" svg:y1="5.079cm" svg:x2="20.955cm" svg:y2="1.271cm" draw:start-shape="id137" draw:start-glue-point="3" draw:end-shape="id133" draw:end-glue-point="2" svg:d="M22225 5079h-1270v-3808">
          <text:p/>
        </draw:connector>
        <draw:connector draw:style-name="gr4" draw:text-style-name="P1" draw:layer="layout" svg:x1="22.225cm" svg:y1="6.032cm" svg:x2="20.955cm" svg:y2="1.271cm" draw:start-shape="id138" draw:start-glue-point="3" draw:end-shape="id133" draw:end-glue-point="2" svg:d="M22225 6032h-1270v-4761">
          <text:p/>
        </draw:connector>
        <draw:connector draw:style-name="gr4" draw:text-style-name="P1" draw:layer="layout" svg:x1="22.225cm" svg:y1="6.984cm" svg:x2="20.955cm" svg:y2="1.271cm" draw:start-shape="id139" draw:start-glue-point="3" draw:end-shape="id133" draw:end-glue-point="2" svg:d="M22225 6984h-1270v-5713">
          <text:p/>
        </draw:connector>
        <draw:connector draw:style-name="gr4" draw:text-style-name="P1" draw:layer="layout" svg:x1="22.225cm" svg:y1="7.937cm" svg:x2="20.955cm" svg:y2="1.271cm" draw:start-shape="id140" draw:start-glue-point="3" draw:end-shape="id133" draw:end-glue-point="2" svg:d="M22225 7937h-1270v-6666">
          <text:p/>
        </draw:connector>
        <draw:rect draw:style-name="gr3" draw:text-style-name="P2" xml:id="id141" draw:id="id141" draw:layer="layout" svg:width="4.445cm" svg:height="0.635cm" svg:x="-3.81cm" svg:y="5.397cm">
          <text:p text:style-name="P1"><text:span text:style-name="T1">minions.php</text:span></text:p>
        </draw:rect>
        <draw:connector draw:style-name="gr5" draw:text-style-name="P1" draw:layer="layout" draw:type="line" svg:x1="0.635cm" svg:y1="5.714cm" svg:x2="4.127cm" svg:y2="5.079cm" draw:start-shape="id141" draw:start-glue-point="1" draw:end-shape="id132" draw:end-glue-point="3" svg:d="M635 5714l3492-635">
          <text:p/>
        </draw:connector>
        <draw:rect draw:style-name="gr3" draw:text-style-name="P2" draw:layer="layout" svg:width="9.525cm" svg:height="0.635cm" svg:x="7.937cm" svg:y="3.175cm">
          <text:p text:style-name="P1"><text:span text:style-name="T1">$stopOrder,$feedData,$matchedResult</text:span></text:p>
        </draw:rect>
        <draw:rect draw:style-name="gr3" draw:text-style-name="P2" xml:id="id142" draw:id="id142" draw:layer="layout" svg:width="6.032cm" svg:height="0.635cm" svg:x="6.35cm" svg:y="6.35cm">
          <text:p text:style-name="P1"><text:span text:style-name="T1">add payload to buffer</text:span></text:p>
        </draw:rect>
        <draw:connector draw:style-name="gr7" draw:text-style-name="P1" draw:layer="layout" draw:type="line" svg:x1="12.382cm" svg:y1="6.667cm" svg:x2="22.225cm" svg:y2="2.222cm" draw:start-shape="id142" draw:start-glue-point="1" draw:end-shape="id134" draw:end-glue-point="3" svg:d="M12382 6667l9843-4445">
          <text:p/>
        </draw:connector>
        <draw:rect draw:style-name="gr3" draw:text-style-name="P2" xml:id="id143" draw:id="id143" draw:layer="layout" svg:width="6.032cm" svg:height="0.635cm" svg:x="6.35cm" svg:y="7.619cm">
          <text:p text:style-name="P1"><text:span text:style-name="T1">Sort and trim buffer</text:span></text:p>
        </draw:rect>
        <draw:connector draw:style-name="gr7" draw:text-style-name="P1" draw:layer="layout" draw:type="line" svg:x1="12.382cm" svg:y1="7.936cm" svg:x2="22.225cm" svg:y2="2.222cm" draw:start-shape="id143" draw:start-glue-point="1" draw:end-shape="id134" svg:d="M12382 7936l9843-5714">
          <text:p/>
        </draw:connector>
        <draw:connector draw:style-name="gr7" draw:text-style-name="P1" draw:layer="layout" draw:type="line" svg:x1="12.382cm" svg:y1="7.936cm" svg:x2="22.225cm" svg:y2="8.89cm" draw:start-shape="id143" draw:start-glue-point="1" draw:end-shape="id144" draw:end-glue-point="3" svg:d="M12382 7936l9843 954">
          <text:p/>
        </draw:connector>
        <draw:rect draw:style-name="gr3" draw:text-style-name="P2" xml:id="id144" draw:id="id144" draw:layer="layout" svg:width="4.762cm" svg:height="0.635cm" svg:x="22.225cm" svg:y="8.573cm">
          <text:p text:style-name="P1"><text:span text:style-name="T1">bufferFirst</text:span></text:p>
        </draw:rect>
        <draw:rect draw:style-name="gr3" draw:text-style-name="P2" xml:id="id145" draw:id="id145" draw:layer="layout" svg:width="4.762cm" svg:height="0.635cm" svg:x="22.225cm" svg:y="9.526cm">
          <text:p text:style-name="P1"><text:span text:style-name="T1">bufferLast</text:span></text:p>
        </draw:rect>
        <draw:rect draw:style-name="gr3" draw:text-style-name="P2" xml:id="id146" draw:id="id146" draw:layer="layout" svg:width="4.762cm" svg:height="0.635cm" svg:x="22.225cm" svg:y="10.477cm">
          <text:p text:style-name="P1"><text:span text:style-name="T1">currentSequence</text:span></text:p>
        </draw:rect>
        <draw:connector draw:style-name="gr4" draw:text-style-name="P1" draw:layer="layout" svg:x1="20.955cm" svg:y1="1.271cm" svg:x2="22.225cm" svg:y2="8.89cm" draw:start-shape="id133" draw:start-glue-point="2" draw:end-shape="id144" draw:end-glue-point="3" svg:d="M20955 1271v7619h1270">
          <text:p/>
        </draw:connector>
        <draw:connector draw:style-name="gr4" draw:text-style-name="P1" draw:layer="layout" svg:x1="20.955cm" svg:y1="1.271cm" svg:x2="22.225cm" svg:y2="9.843cm" draw:start-shape="id133" draw:start-glue-point="2" draw:end-shape="id145" draw:end-glue-point="3" svg:d="M20955 1271v8572h1270">
          <text:p/>
        </draw:connector>
        <draw:connector draw:style-name="gr4" draw:text-style-name="P1" draw:layer="layout" svg:x1="20.955cm" svg:y1="1.271cm" svg:x2="22.225cm" svg:y2="10.794cm" draw:start-shape="id133" draw:start-glue-point="2" draw:end-shape="id146" draw:end-glue-point="3" svg:d="M20955 1271v9523h1270">
          <text:p/>
        </draw:connector>
        <draw:connector draw:style-name="gr7" draw:text-style-name="P1" draw:layer="layout" draw:type="line" svg:x1="12.382cm" svg:y1="7.936cm" svg:x2="22.225cm" svg:y2="9.843cm" draw:start-shape="id143" draw:start-glue-point="1" draw:end-shape="id145" draw:end-glue-point="3" svg:d="M12382 7936l9843 1907">
          <text:p/>
        </draw:connector>
        <draw:connector draw:style-name="gr7" draw:text-style-name="P1" draw:layer="layout" draw:type="line" svg:x1="12.382cm" svg:y1="7.936cm" svg:x2="22.225cm" svg:y2="10.794cm" draw:start-shape="id143" draw:start-glue-point="1" draw:end-shape="id146" svg:d="M12382 7936l9843 2858">
          <text:p/>
        </draw:connector>
        <draw:rect draw:style-name="gr3" draw:text-style-name="P2" xml:id="id147" draw:id="id147" draw:layer="layout" svg:width="6.032cm" svg:height="0.635cm" svg:x="6.35cm" svg:y="8.89cm">
          <text:p text:style-name="P1"><text:span text:style-name="T1">Iterate socket buffer</text:span></text:p>
        </draw:rect>
        <draw:connector draw:style-name="gr6" draw:text-style-name="P1" draw:layer="layout" draw:type="line" svg:x1="22.225cm" svg:y1="5.079cm" svg:x2="12.382cm" svg:y2="9.207cm" draw:start-shape="id137" draw:start-glue-point="3" draw:end-shape="id147" svg:d="M22225 5079l-9843 4128">
          <text:p/>
        </draw:connector>
        <draw:connector draw:style-name="gr6" draw:text-style-name="P1" draw:layer="layout" draw:type="line" svg:x1="22.225cm" svg:y1="2.222cm" svg:x2="12.382cm" svg:y2="9.207cm" draw:start-shape="id134" draw:start-glue-point="3" draw:end-shape="id147" draw:end-glue-point="1" svg:d="M22225 2222l-9843 6985">
          <text:p/>
        </draw:connector>
        <draw:connector draw:style-name="gr6" draw:text-style-name="P1" draw:layer="layout" draw:type="line" svg:x1="12.382cm" svg:y1="9.207cm" svg:x2="22.225cm" svg:y2="6.984cm" draw:start-shape="id147" draw:start-glue-point="1" draw:end-shape="id139" draw:end-glue-point="3" svg:d="M12382 9207l9843-2223">
          <text:p/>
        </draw:connector>
        <draw:connector draw:style-name="gr6" draw:text-style-name="P1" draw:layer="layout" draw:type="line" svg:x1="22.225cm" svg:y1="10.794cm" svg:x2="12.382cm" svg:y2="9.207cm" draw:start-shape="id146" draw:start-glue-point="3" draw:end-shape="id147" draw:end-glue-point="1" svg:d="M22225 10794l-9843-1587">
          <text:p/>
        </draw:connector>
        <draw:rect draw:style-name="gr3" draw:text-style-name="P2" xml:id="id150" draw:id="id150" draw:layer="layout" svg:width="3.175cm" svg:height="0.635cm" svg:x="10.16cm" svg:y="10.159cm">
          <text:p text:style-name="P1"><text:span text:style-name="T1">received</text:span></text:p>
        </draw:rect>
        <draw:rect draw:style-name="gr3" draw:text-style-name="P2" xml:id="id148" draw:id="id148" draw:layer="layout" svg:width="3.175cm" svg:height="0.635cm" svg:x="10.16cm" svg:y="11.112cm">
          <text:p text:style-name="P1"><text:span text:style-name="T1">done</text:span></text:p>
        </draw:rect>
        <draw:rect draw:style-name="gr3" draw:text-style-name="P2" xml:id="id149" draw:id="id149" draw:layer="layout" svg:width="3.175cm" svg:height="0.635cm" svg:x="10.16cm" svg:y="12.064cm">
          <text:p text:style-name="P1"><text:span text:style-name="T1">open</text:span></text:p>
        </draw:rect>
        <draw:connector draw:style-name="gr6" draw:text-style-name="P1" draw:layer="layout" draw:type="line" svg:x1="13.335cm" svg:y1="11.429cm" svg:x2="22.225cm" svg:y2="7.937cm" draw:start-shape="id148" draw:start-glue-point="1" draw:end-shape="id140" draw:end-glue-point="3" svg:d="M13335 11429l8890-3492">
          <text:p/>
        </draw:connector>
        <draw:connector draw:style-name="gr6" draw:text-style-name="P1" draw:layer="layout" draw:type="line" svg:x1="13.335cm" svg:y1="11.429cm" svg:x2="22.225cm" svg:y2="4.127cm" draw:start-shape="id148" draw:start-glue-point="1" draw:end-shape="id136" svg:d="M13335 11429l8890-7302">
          <text:p/>
        </draw:connector>
        <draw:connector draw:style-name="gr6" draw:text-style-name="P1" draw:layer="layout" draw:type="line" svg:x1="13.335cm" svg:y1="11.429cm" svg:x2="22.225cm" svg:y2="3.175cm" draw:start-shape="id148" draw:start-glue-point="1" draw:end-shape="id135" draw:end-glue-point="3" svg:d="M13335 11429l8890-8254">
          <text:p/>
        </draw:connector>
        <draw:connector draw:style-name="gr6" draw:text-style-name="P1" draw:layer="layout" draw:type="line" svg:x1="13.335cm" svg:y1="12.381cm" svg:x2="22.225cm" svg:y2="7.937cm" draw:start-shape="id149" draw:start-glue-point="1" draw:end-shape="id140" svg:d="M13335 12381l8890-4444">
          <text:p/>
        </draw:connector>
        <draw:connector draw:style-name="gr6" draw:text-style-name="P1" draw:layer="layout" draw:type="line" svg:x1="13.335cm" svg:y1="12.381cm" svg:x2="22.225cm" svg:y2="4.127cm" draw:start-shape="id149" draw:start-glue-point="1" draw:end-shape="id136" draw:end-glue-point="3" svg:d="M13335 12381l8890-8254">
          <text:p/>
        </draw:connector>
        <draw:connector draw:style-name="gr6" draw:text-style-name="P1" draw:layer="layout" draw:type="line" svg:x1="13.335cm" svg:y1="12.381cm" svg:x2="22.225cm" svg:y2="3.175cm" draw:start-shape="id149" draw:start-glue-point="1" draw:end-shape="id135" draw:end-glue-point="3" svg:d="M13335 12381l8890-9206">
          <text:p/>
        </draw:connector>
        <draw:rect draw:style-name="gr3" draw:text-style-name="P2" xml:id="id151" draw:id="id151" draw:layer="layout" svg:width="3.175cm" svg:height="0.635cm" svg:x="10.16cm" svg:y="13.017cm">
          <text:p text:style-name="P1"><text:span text:style-name="T1">match</text:span></text:p>
        </draw:rect>
        <draw:connector draw:style-name="gr4" draw:text-style-name="P1" draw:layer="layout" svg:x1="5.238cm" svg:y1="5.397cm" svg:x2="6.35cm" svg:y2="6.667cm" draw:start-shape="id132" draw:start-glue-point="2" draw:end-shape="id142" draw:end-glue-point="3" svg:d="M5238 5397v1270h1112">
          <text:p/>
        </draw:connector>
        <draw:connector draw:style-name="gr4" draw:text-style-name="P1" draw:layer="layout" svg:x1="5.238cm" svg:y1="5.397cm" svg:x2="6.35cm" svg:y2="7.936cm" draw:start-shape="id132" draw:start-glue-point="2" draw:end-shape="id143" draw:end-glue-point="3" svg:d="M5238 5397v2539h1112">
          <text:p/>
        </draw:connector>
        <draw:connector draw:style-name="gr4" draw:text-style-name="P1" draw:layer="layout" svg:x1="5.238cm" svg:y1="5.397cm" svg:x2="6.35cm" svg:y2="9.207cm" draw:start-shape="id132" draw:start-glue-point="2" draw:end-shape="id147" draw:end-glue-point="3" svg:d="M5238 5397v3810h1112">
          <text:p/>
        </draw:connector>
        <draw:connector draw:style-name="gr4" draw:text-style-name="P1" draw:layer="layout" svg:x1="9.366cm" svg:y1="9.525cm" svg:x2="10.16cm" svg:y2="10.476cm" draw:start-shape="id147" draw:start-glue-point="2" draw:end-shape="id150" draw:end-glue-point="3" svg:d="M9366 9525v951h794">
          <text:p/>
        </draw:connector>
        <draw:connector draw:style-name="gr4" draw:text-style-name="P1" draw:layer="layout" svg:x1="9.366cm" svg:y1="9.525cm" svg:x2="10.16cm" svg:y2="11.429cm" draw:start-shape="id147" draw:start-glue-point="2" draw:end-shape="id148" draw:end-glue-point="3" svg:d="M9366 9525v1904h794">
          <text:p/>
        </draw:connector>
        <draw:connector draw:style-name="gr4" draw:text-style-name="P1" draw:layer="layout" svg:x1="9.366cm" svg:y1="9.525cm" svg:x2="10.16cm" svg:y2="12.381cm" draw:start-shape="id147" draw:start-glue-point="2" draw:end-shape="id149" draw:end-glue-point="3" svg:d="M9366 9525v2856h794">
          <text:p/>
        </draw:connector>
        <draw:connector draw:style-name="gr4" draw:text-style-name="P1" draw:layer="layout" svg:x1="9.366cm" svg:y1="9.525cm" svg:x2="10.16cm" svg:y2="13.334cm" draw:start-shape="id147" draw:start-glue-point="2" draw:end-shape="id151" draw:end-glue-point="3" svg:d="M9366 9525v3809h794">
          <text:p/>
        </draw:connector>
        <draw:rect draw:style-name="gr3" draw:text-style-name="P2" xml:id="id153" draw:id="id153" draw:layer="layout" svg:width="6.032cm" svg:height="0.635cm" svg:x="6.35cm" svg:y="14.605cm">
          <text:p text:style-name="P1"><text:span text:style-name="T1">process minions</text:span></text:p>
        </draw:rect>
        <draw:rect draw:style-name="gr3" draw:text-style-name="P2" xml:id="id152" draw:id="id152" draw:layer="layout" svg:width="6.032cm" svg:height="0.635cm" svg:x="6.35cm" svg:y="16.192cm">
          <text:p text:style-name="P1"><text:span text:style-name="T1">create livebook</text:span></text:p>
        </draw:rect>
        <draw:connector draw:style-name="gr6" draw:text-style-name="P1" draw:layer="layout" draw:type="line" svg:x1="12.382cm" svg:y1="16.509cm" svg:x2="22.225cm" svg:y2="4.127cm" draw:start-shape="id152" draw:start-glue-point="1" draw:end-shape="id136" draw:end-glue-point="3" svg:d="M12382 16509l9843-12382">
          <text:p/>
        </draw:connector>
        <draw:connector draw:style-name="gr6" draw:text-style-name="P1" draw:layer="layout" draw:type="line" svg:x1="22.225cm" svg:y1="7.937cm" svg:x2="12.382cm" svg:y2="16.509cm" draw:start-shape="id140" draw:start-glue-point="3" draw:end-shape="id152" draw:end-glue-point="1" svg:d="M22225 7937l-9843 8572">
          <text:p/>
        </draw:connector>
        <draw:connector draw:style-name="gr6" draw:text-style-name="P1" draw:layer="layout" draw:type="line" svg:x1="12.382cm" svg:y1="16.509cm" svg:x2="22.225cm" svg:y2="3.175cm" draw:start-shape="id152" draw:start-glue-point="1" draw:end-shape="id135" draw:end-glue-point="3" svg:d="M12382 16509l9843-13334">
          <text:p/>
        </draw:connector>
        <draw:connector draw:style-name="gr4" draw:text-style-name="P1" draw:layer="layout" svg:x1="5.238cm" svg:y1="5.397cm" svg:x2="6.35cm" svg:y2="14.922cm" draw:start-shape="id132" draw:start-glue-point="2" draw:end-shape="id153" draw:end-glue-point="3" svg:d="M5238 5397v9525h1112">
          <text:p/>
        </draw:connector>
        <draw:connector draw:style-name="gr4" draw:text-style-name="P1" draw:layer="layout" svg:x1="5.238cm" svg:y1="5.397cm" svg:x2="6.35cm" svg:y2="16.509cm" draw:start-shape="id132" draw:start-glue-point="2" draw:end-shape="id152" draw:end-glue-point="3" svg:d="M5238 5397v11112h1112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11H38M31S</meta:editing-duration>
    <meta:editing-cycles>13</meta:editing-cycles>
    <dc:title>BlankPresentation</dc:title>
    <meta:generator>OpenOffice/4.1.1$Win32 OpenOffice.org_project/411m6$Build-9775</meta:generator>
    <dc:date>2015-05-13T15:10:11.83</dc:date>
    <dc:creator>james </dc:creator>
    <meta:document-statistic meta:object-count="439"/>
    <meta:template xlink:type="simple" xlink:actuate="onRequest" xlink:title="BlankPresentation" xlink:href="../../../../OpenOffice.org/3/user/template/BlankPresentation.otp" meta:date="2015-01-06T12:05:42.46"/>
  </office:meta>
</office:document-meta>
</file>